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1.25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ine_20_table">
      <style:table-properties table:display="true" style:writing-mode="lr-tb"/>
    </style:style>
    <style:style style:name="ta2" style:family="table" style:master-page-name="PageStyle_5f_sine_20_table_20__28_PIC_29_">
      <style:table-properties table:display="true" style:writing-mode="lr-tb"/>
    </style:style>
    <style:style style:name="ta3" style:family="table" style:master-page-name="PageStyle_5f_sine_20_table_20__28_Atmel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">
      <style:table-cell-properties fo:padding="0.71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case-sensitive="false" table:automatic-find-labels="false" table:use-regular-expressions="false"/>
      <table:table table:name="sine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127*SIN(RADIANS([.A1]/255*360))+128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style-name="ce1" table:formula="of:=[.A1]+1" office:value-type="float" office:value="1" calcext:value-type="float">
            <text:p>1</text:p>
          </table:table-cell>
          <table:table-cell table:style-name="ce2" table:formula="of:=127*SIN(RADIANS([.A2]/255*360))+128" office:value-type="float" office:value="131.128956047814" calcext:value-type="float">
            <text:p>131</text:p>
          </table:table-cell>
          <table:table-cell table:number-columns-repeated="2"/>
          <table:table-cell office:value-type="string" calcext:value-type="string">
            <text:p>This is the basic sine formula:</text:p>
          </table:table-cell>
          <table:table-cell table:number-columns-repeated="1019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2" table:formula="of:=127*SIN(RADIANS([.A3]/255*360))+128" office:value-type="float" office:value="134.256012518788" calcext:value-type="float">
            <text:p>134</text:p>
          </table:table-cell>
          <table:table-cell table:number-columns-repeated="2"/>
          <table:table-cell office:value-type="string" calcext:value-type="string">
            <text:p>Y = A * sin(Th + Ph) + O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2" table:formula="of:=127*SIN(RADIANS([.A4]/255*360))+128" office:value-type="float" office:value="137.379270989309" calcext:value-type="float">
            <text:p>137</text:p>
          </table:table-cell>
          <table:table-cell table:number-columns-repeated="1022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2" table:formula="of:=127*SIN(RADIANS([.A5]/255*360))+128" office:value-type="float" office:value="140.496835341515" calcext:value-type="float">
            <text:p>140</text:p>
          </table:table-cell>
          <table:table-cell table:number-columns-repeated="2"/>
          <table:table-cell table:style-name="ce5" office:value-type="string" calcext:value-type="string">
            <text:p>Y =</text:p>
          </table:table-cell>
          <table:table-cell office:value-type="string" calcext:value-type="string">
            <text:p>result in column B</text:p>
          </table:table-cell>
          <table:table-cell table:number-columns-repeated="1018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2" table:formula="of:=127*SIN(RADIANS([.A6]/255*360))+128" office:value-type="float" office:value="143.606812914419" calcext:value-type="float">
            <text:p>144</text:p>
          </table:table-cell>
          <table:table-cell table:number-columns-repeated="2"/>
          <table:table-cell table:style-name="ce5" office:value-type="string" calcext:value-type="string">
            <text:p>A =</text:p>
          </table:table-cell>
          <table:table-cell office:value-type="string" calcext:value-type="string">
            <text:p>maximum amplitude</text:p>
          </table:table-cell>
          <table:table-cell table:number-columns-repeated="3"/>
          <table:table-cell office:value-type="string" calcext:value-type="string">
            <text:p>This is the maximum positive and negative excursion of the sine wave.</text:p>
          </table:table-cell>
          <table:table-cell table:number-columns-repeated="1014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2" table:formula="of:=127*SIN(RADIANS([.A7]/255*360))+128" office:value-type="float" office:value="146.707315652939" calcext:value-type="float">
            <text:p>147</text:p>
          </table:table-cell>
          <table:table-cell table:number-columns-repeated="2"/>
          <table:table-cell table:style-name="ce5" office:value-type="string" calcext:value-type="string">
            <text:p>Th =</text:p>
          </table:table-cell>
          <table:table-cell office:value-type="string" calcext:value-type="string">
            <text:p>angle, 0 to 2PI radians, in column A</text:p>
          </table:table-cell>
          <table:table-cell table:number-columns-repeated="3"/>
          <table:table-cell office:value-type="string" calcext:value-type="string">
            <text:p>The inputs to the function. <text:s/>These just give the shape of the sine wave.</text:p>
          </table:table-cell>
          <table:table-cell table:number-columns-repeated="1014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2" table:formula="of:=127*SIN(RADIANS([.A8]/255*360))+128" office:value-type="float" office:value="149.796461254128" calcext:value-type="float">
            <text:p>150</text:p>
          </table:table-cell>
          <table:table-cell table:number-columns-repeated="2"/>
          <table:table-cell table:style-name="ce5" office:value-type="string" calcext:value-type="string">
            <text:p>Ph =</text:p>
          </table:table-cell>
          <table:table-cell office:value-type="string" calcext:value-type="string">
            <text:p>phase angle, from 0 to 2PI</text:p>
          </table:table-cell>
          <table:table-cell table:number-columns-repeated="3"/>
          <table:table-cell office:value-type="string" calcext:value-type="string">
            <text:p>This will start the sine wave at a different angle.</text:p>
          </table:table-cell>
          <table:table-cell table:number-columns-repeated="1014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2" table:formula="of:=127*SIN(RADIANS([.A9]/255*360))+128" office:value-type="float" office:value="152.87237430991" calcext:value-type="float">
            <text:p>153</text:p>
          </table:table-cell>
          <table:table-cell table:number-columns-repeated="2"/>
          <table:table-cell table:style-name="ce5" office:value-type="string" calcext:value-type="string">
            <text:p>O =</text:p>
          </table:table-cell>
          <table:table-cell office:value-type="string" calcext:value-type="string">
            <text:p>offset of value in column B</text:p>
          </table:table-cell>
          <table:table-cell table:number-columns-repeated="3"/>
          <table:table-cell office:value-type="string" calcext:value-type="string">
            <text:p>If offset is 0, then the results in column B would be between +A and -A.</text:p>
          </table:table-cell>
          <table:table-cell table:number-columns-repeated="1014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2" table:formula="of:=127*SIN(RADIANS([.A10]/255*360))+128" office:value-type="float" office:value="155.933187445638" calcext:value-type="float">
            <text:p>156</text:p>
          </table:table-cell>
          <table:table-cell table:number-columns-repeated="1022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2" table:formula="of:=127*SIN(RADIANS([.A11]/255*360))+128" office:value-type="float" office:value="158.977042453764" calcext:value-type="float">
            <text:p>159</text:p>
          </table:table-cell>
          <table:table-cell table:number-columns-repeated="2"/>
          <table:table-cell office:value-type="string" calcext:value-type="string">
            <text:p>All of the results in column B have to be positive integers that vary between 0 and the maximum value the DAC can handle,</text:p>
          </table:table-cell>
          <table:table-cell table:number-columns-repeated="1019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2" table:formula="of:=127*SIN(RADIANS([.A12]/255*360))+128" office:value-type="float" office:value="162.002091421953" calcext:value-type="float">
            <text:p>162</text:p>
          </table:table-cell>
          <table:table-cell table:number-columns-repeated="2"/>
          <table:table-cell office:value-type="string" calcext:value-type="string">
            <text:p>in this case 8-bits or 0-255. <text:s/>They are made positive with the offset of +128.</text:p>
          </table:table-cell>
          <table:table-cell table:number-columns-repeated="1019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2" table:formula="of:=127*SIN(RADIANS([.A13]/255*360))+128" office:value-type="float" office:value="165.006497854944" calcext:value-type="float">
            <text:p>165</text:p>
          </table:table-cell>
          <table:table-cell table:number-columns-repeated="2"/>
          <table:table-cell office:value-type="string" calcext:value-type="string">
            <text:p>All of the inputs in column A have to be positive integers. <text:s/>These are the indeces to the phase array.</text:p>
          </table:table-cell>
          <table:table-cell table:number-columns-repeated="1019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2" table:formula="of:=127*SIN(RADIANS([.A14]/255*360))+128" office:value-type="float" office:value="167.988437789475" calcext:value-type="float">
            <text:p>168</text:p>
          </table:table-cell>
          <table:table-cell table:number-columns-repeated="1022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2" table:formula="of:=127*SIN(RADIANS([.A15]/255*360))+128" office:value-type="float" office:value="170.946100901609" calcext:value-type="float">
            <text:p>171</text:p>
          </table:table-cell>
          <table:table-cell table:number-columns-repeated="2"/>
          <table:table-cell office:value-type="string" calcext:value-type="string">
            <text:p>This is the formula used in the cells of column B. <text:s/>Compare it to the basic formula above.</text:p>
          </table:table-cell>
          <table:table-cell table:number-columns-repeated="1019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2" table:formula="of:=127*SIN(RADIANS([.A16]/255*360))+128" office:value-type="float" office:value="173.877691605768" calcext:value-type="float">
            <text:p>174</text:p>
          </table:table-cell>
          <table:table-cell table:number-columns-repeated="1022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2" table:formula="of:=127*SIN(RADIANS([.A17]/255*360))+128" office:value-type="float" office:value="176.781430144835" calcext:value-type="float">
            <text:p>177</text:p>
          </table:table-cell>
          <table:table-cell table:number-columns-repeated="2"/>
          <table:table-cell office:value-type="string" calcext:value-type="string">
            <text:p><text:span text:style-name="T1">127*SIN(RADIANS(</text:span><text:span text:style-name="T2">A1</text:span><text:span text:style-name="T1">/255*360))+128</text:span></text:p>
          </table:table-cell>
          <table:table-cell table:number-columns-repeated="4"/>
          <table:table-cell office:value-type="string" calcext:value-type="string">
            <text:p>RADIANS just coverts what’s in the parentheses to radians.</text:p>
          </table:table-cell>
          <table:table-cell table:number-columns-repeated="1014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2" table:formula="of:=127*SIN(RADIANS([.A18]/255*360))+128" office:value-type="float" office:value="179.655553670627" calcext:value-type="float">
            <text:p>180</text:p>
          </table:table-cell>
          <table:table-cell table:number-columns-repeated="7"/>
          <table:table-cell office:value-type="string" calcext:value-type="string">
            <text:p>The phase angle in this formula is zero, but the amplitude and offset are there.</text:p>
          </table:table-cell>
          <table:table-cell table:number-columns-repeated="1014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2" table:formula="of:=127*SIN(RADIANS([.A19]/255*360))+128" office:value-type="float" office:value="182.498317314121" calcext:value-type="float">
            <text:p>182</text:p>
          </table:table-cell>
          <table:table-cell table:number-columns-repeated="1022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2" table:formula="of:=127*SIN(RADIANS([.A20]/255*360))+128" office:value-type="float" office:value="185.307995244756" calcext:value-type="float">
            <text:p>185</text:p>
          </table:table-cell>
          <table:table-cell table:number-columns-repeated="1022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2" table:formula="of:=127*SIN(RADIANS([.A21]/255*360))+128" office:value-type="float" office:value="188.082881718173" calcext:value-type="float">
            <text:p>188</text:p>
          </table:table-cell>
          <table:table-cell table:number-columns-repeated="1022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2" table:formula="of:=127*SIN(RADIANS([.A22]/255*360))+128" office:value-type="float" office:value="190.821292111772" calcext:value-type="float">
            <text:p>191</text:p>
          </table:table-cell>
          <table:table-cell table:number-columns-repeated="1022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2" table:formula="of:=127*SIN(RADIANS([.A23]/255*360))+128" office:value-type="float" office:value="193.521563947434" calcext:value-type="float">
            <text:p>194</text:p>
          </table:table-cell>
          <table:table-cell table:number-columns-repeated="1022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table:style-name="ce2" table:formula="of:=127*SIN(RADIANS([.A24]/255*360))+128" office:value-type="float" office:value="196.182057900811" calcext:value-type="float">
            <text:p>196</text:p>
          </table:table-cell>
          <table:table-cell table:number-columns-repeated="1022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table:style-name="ce2" table:formula="of:=127*SIN(RADIANS([.A25]/255*360))+128" office:value-type="float" office:value="198.801158796546" calcext:value-type="float">
            <text:p>199</text:p>
          </table:table-cell>
          <table:table-cell table:number-columns-repeated="1022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2" table:formula="of:=127*SIN(RADIANS([.A26]/255*360))+128" office:value-type="float" office:value="201.377276588848" calcext:value-type="float">
            <text:p>201</text:p>
          </table:table-cell>
          <table:table-cell>
            <draw:frame table:end-cell-address="'sine table'.N48" table:end-x="13.75mm" table:end-y="4.5mm" draw:z-index="0" draw:name="Chart 1" draw:style-name="gr1" draw:text-style-name="P1" svg:width="193.84mm" svg:height="100.79mm" svg:x="15.11mm" svg:y="2.67mm">
              <draw:object draw:notify-on-update-of-ranges="'sine table'.A1:'sine table'.A256 'sine table'.B1:'sine table'.B2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table:style-name="ce2" table:formula="of:=127*SIN(RADIANS([.A27]/255*360))+128" office:value-type="float" office:value="203.908847326794" calcext:value-type="float">
            <text:p>204</text:p>
          </table:table-cell>
          <table:table-cell table:number-columns-repeated="1022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table:style-name="ce2" table:formula="of:=127*SIN(RADIANS([.A28]/255*360))+128" office:value-type="float" office:value="206.394334103804" calcext:value-type="float">
            <text:p>206</text:p>
          </table:table-cell>
          <table:table-cell table:number-columns-repeated="1022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table:style-name="ce2" table:formula="of:=127*SIN(RADIANS([.A29]/255*360))+128" office:value-type="float" office:value="208.832227990687" calcext:value-type="float">
            <text:p>209</text:p>
          </table:table-cell>
          <table:table-cell table:number-columns-repeated="1022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table:style-name="ce2" table:formula="of:=127*SIN(RADIANS([.A30]/255*360))+128" office:value-type="float" office:value="211.221048951709" calcext:value-type="float">
            <text:p>211</text:p>
          </table:table-cell>
          <table:table-cell table:number-columns-repeated="1022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table:style-name="ce2" table:formula="of:=127*SIN(RADIANS([.A31]/255*360))+128" office:value-type="float" office:value="213.559346743113" calcext:value-type="float">
            <text:p>214</text:p>
          </table:table-cell>
          <table:table-cell table:number-columns-repeated="1022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table:style-name="ce2" table:formula="of:=127*SIN(RADIANS([.A32]/255*360))+128" office:value-type="float" office:value="215.84570179356" calcext:value-type="float">
            <text:p>216</text:p>
          </table:table-cell>
          <table:table-cell table:number-columns-repeated="1022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table:style-name="ce2" table:formula="of:=127*SIN(RADIANS([.A33]/255*360))+128" office:value-type="float" office:value="218.078726065943" calcext:value-type="float">
            <text:p>218</text:p>
          </table:table-cell>
          <table:table-cell table:number-columns-repeated="1022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table:style-name="ce2" table:formula="of:=127*SIN(RADIANS([.A34]/255*360))+128" office:value-type="float" office:value="220.25706390006" calcext:value-type="float">
            <text:p>220</text:p>
          </table:table-cell>
          <table:table-cell table:number-columns-repeated="1022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2" table:formula="of:=127*SIN(RADIANS([.A35]/255*360))+128" office:value-type="float" office:value="222.379392835629" calcext:value-type="float">
            <text:p>222</text:p>
          </table:table-cell>
          <table:table-cell table:number-columns-repeated="1022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table:style-name="ce2" table:formula="of:=127*SIN(RADIANS([.A36]/255*360))+128" office:value-type="float" office:value="224.444424415148" calcext:value-type="float">
            <text:p>224</text:p>
          </table:table-cell>
          <table:table-cell table:number-columns-repeated="1022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table:style-name="ce2" table:formula="of:=127*SIN(RADIANS([.A37]/255*360))+128" office:value-type="float" office:value="226.450904966113" calcext:value-type="float">
            <text:p>226</text:p>
          </table:table-cell>
          <table:table-cell table:number-columns-repeated="1022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table:style-name="ce2" table:formula="of:=127*SIN(RADIANS([.A38]/255*360))+128" office:value-type="float" office:value="228.397616362121" calcext:value-type="float">
            <text:p>228</text:p>
          </table:table-cell>
          <table:table-cell table:number-columns-repeated="1022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table:style-name="ce2" table:formula="of:=127*SIN(RADIANS([.A39]/255*360))+128" office:value-type="float" office:value="230.283376762382" calcext:value-type="float">
            <text:p>230</text:p>
          </table:table-cell>
          <table:table-cell table:number-columns-repeated="1022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table:style-name="ce2" table:formula="of:=127*SIN(RADIANS([.A40]/255*360))+128" office:value-type="float" office:value="232.107041329217" calcext:value-type="float">
            <text:p>232</text:p>
          </table:table-cell>
          <table:table-cell table:number-columns-repeated="1022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table:style-name="ce2" table:formula="of:=127*SIN(RADIANS([.A41]/255*360))+128" office:value-type="float" office:value="233.867502923082" calcext:value-type="float">
            <text:p>234</text:p>
          </table:table-cell>
          <table:table-cell table:number-columns-repeated="1022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table:style-name="ce2" table:formula="of:=127*SIN(RADIANS([.A42]/255*360))+128" office:value-type="float" office:value="235.563692774707" calcext:value-type="float">
            <text:p>236</text:p>
          </table:table-cell>
          <table:table-cell table:number-columns-repeated="1022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table:style-name="ce2" table:formula="of:=127*SIN(RADIANS([.A43]/255*360))+128" office:value-type="float" office:value="237.194581133943" calcext:value-type="float">
            <text:p>237</text:p>
          </table:table-cell>
          <table:table-cell table:number-columns-repeated="1022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table:style-name="ce2" table:formula="of:=127*SIN(RADIANS([.A44]/255*360))+128" office:value-type="float" office:value="238.759177894919" calcext:value-type="float">
            <text:p>239</text:p>
          </table:table-cell>
          <table:table-cell table:number-columns-repeated="1022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table:style-name="ce2" table:formula="of:=127*SIN(RADIANS([.A45]/255*360))+128" office:value-type="float" office:value="240.256533197129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table:style-name="ce2" table:formula="of:=127*SIN(RADIANS([.A46]/255*360))+128" office:value-type="float" office:value="241.685738002093" calcext:value-type="float">
            <text:p>242</text:p>
          </table:table-cell>
          <table:table-cell table:number-columns-repeated="1022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table:style-name="ce2" table:formula="of:=127*SIN(RADIANS([.A47]/255*360))+128" office:value-type="float" office:value="243.045924645228" calcext:value-type="float">
            <text:p>243</text:p>
          </table:table-cell>
          <table:table-cell table:number-columns-repeated="1022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table:style-name="ce2" table:formula="of:=127*SIN(RADIANS([.A48]/255*360))+128" office:value-type="float" office:value="244.336267362602" calcext:value-type="float">
            <text:p>244</text:p>
          </table:table-cell>
          <table:table-cell table:number-columns-repeated="1022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table:style-name="ce2" table:formula="of:=127*SIN(RADIANS([.A49]/255*360))+128" office:value-type="float" office:value="245.555982792258" calcext:value-type="float">
            <text:p>246</text:p>
          </table:table-cell>
          <table:table-cell table:number-columns-repeated="1022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table:style-name="ce2" table:formula="of:=127*SIN(RADIANS([.A50]/255*360))+128" office:value-type="float" office:value="246.704330449781" calcext:value-type="float">
            <text:p>247</text:p>
          </table:table-cell>
          <table:table-cell table:number-columns-repeated="1022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table:style-name="ce2" table:formula="of:=127*SIN(RADIANS([.A51]/255*360))+128" office:value-type="float" office:value="247.780613177852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table:style-name="ce2" table:formula="of:=127*SIN(RADIANS([.A52]/255*360))+128" office:value-type="float" office:value="248.784177569484" calcext:value-type="float">
            <text:p>249</text:p>
          </table:table-cell>
          <table:table-cell table:number-columns-repeated="1022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table:style-name="ce2" table:formula="of:=127*SIN(RADIANS([.A53]/255*360))+128" office:value-type="float" office:value="249.714414364706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table:style-name="ce2" table:formula="of:=127*SIN(RADIANS([.A54]/255*360))+128" office:value-type="float" office:value="250.570758820437" calcext:value-type="float">
            <text:p>251</text:p>
          </table:table-cell>
          <table:table-cell table:number-columns-repeated="1022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table:style-name="ce2" table:formula="of:=127*SIN(RADIANS([.A55]/255*360))+128" office:value-type="float" office:value="251.352691053346" calcext:value-type="float">
            <text:p>251</text:p>
          </table:table-cell>
          <table:table-cell table:number-columns-repeated="1022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table:style-name="ce2" table:formula="of:=127*SIN(RADIANS([.A56]/255*360))+128" office:value-type="float" office:value="252.059736355469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table:style-name="ce2" table:formula="of:=127*SIN(RADIANS([.A57]/255*360))+128" office:value-type="float" office:value="252.691465482399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table:style-name="ce2" table:formula="of:=127*SIN(RADIANS([.A58]/255*360))+128" office:value-type="float" office:value="253.247494913882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2" table:formula="of:=127*SIN(RADIANS([.A59]/255*360))+128" office:value-type="float" office:value="253.72748708665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table:style-name="ce2" table:formula="of:=127*SIN(RADIANS([.A60]/255*360))+128" office:value-type="float" office:value="254.131150599353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table:style-name="ce2" table:formula="of:=127*SIN(RADIANS([.A61]/255*360))+128" office:value-type="float" office:value="254.458240389469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table:style-name="ce2" table:formula="of:=127*SIN(RADIANS([.A62]/255*360))+128" office:value-type="float" office:value="254.708557882082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table:style-name="ce2" table:formula="of:=127*SIN(RADIANS([.A63]/255*360))+128" office:value-type="float" office:value="254.881951110431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table:style-name="ce2" table:formula="of:=127*SIN(RADIANS([.A64]/255*360))+128" office:value-type="float" office:value="254.978314808173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table:style-name="ce2" table:formula="of:=127*SIN(RADIANS([.A65]/255*360))+128" office:value-type="float" office:value="254.997590473288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table:style-name="ce2" table:formula="of:=127*SIN(RADIANS([.A66]/255*360))+128" office:value-type="float" office:value="254.939766403597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6]+1" office:value-type="float" office:value="66" calcext:value-type="float">
            <text:p>66</text:p>
          </table:table-cell>
          <table:table-cell table:style-name="ce2" table:formula="of:=127*SIN(RADIANS([.A67]/255*360))+128" office:value-type="float" office:value="254.804877703864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7]+1" office:value-type="float" office:value="67" calcext:value-type="float">
            <text:p>67</text:p>
          </table:table-cell>
          <table:table-cell table:style-name="ce2" table:formula="of:=127*SIN(RADIANS([.A68]/255*360))+128" office:value-type="float" office:value="254.593006264484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" table:formula="of:=[.A68]+1" office:value-type="float" office:value="68" calcext:value-type="float">
            <text:p>68</text:p>
          </table:table-cell>
          <table:table-cell table:style-name="ce2" table:formula="of:=127*SIN(RADIANS([.A69]/255*360))+128" office:value-type="float" office:value="254.304280711771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69]+1" office:value-type="float" office:value="69" calcext:value-type="float">
            <text:p>69</text:p>
          </table:table-cell>
          <table:table-cell table:style-name="ce2" table:formula="of:=127*SIN(RADIANS([.A70]/255*360))+128" office:value-type="float" office:value="253.93887632986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1" table:formula="of:=[.A70]+1" office:value-type="float" office:value="70" calcext:value-type="float">
            <text:p>70</text:p>
          </table:table-cell>
          <table:table-cell table:style-name="ce2" table:formula="of:=127*SIN(RADIANS([.A71]/255*360))+128" office:value-type="float" office:value="253.49701495432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71]+1" office:value-type="float" office:value="71" calcext:value-type="float">
            <text:p>71</text:p>
          </table:table-cell>
          <table:table-cell table:style-name="ce2" table:formula="of:=127*SIN(RADIANS([.A72]/255*360))+128" office:value-type="float" office:value="252.978964837431" calcext:value-type="float">
            <text:p>253</text:p>
          </table:table-cell>
          <table:table-cell table:number-columns-repeated="1022"/>
        </table:table-row>
        <table:table-row table:style-name="ro1">
          <table:table-cell table:style-name="ce1" table:formula="of:=[.A72]+1" office:value-type="float" office:value="72" calcext:value-type="float">
            <text:p>72</text:p>
          </table:table-cell>
          <table:table-cell table:style-name="ce2" table:formula="of:=127*SIN(RADIANS([.A73]/255*360))+128" office:value-type="float" office:value="252.385040485373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1" table:formula="of:=[.A73]+1" office:value-type="float" office:value="73" calcext:value-type="float">
            <text:p>73</text:p>
          </table:table-cell>
          <table:table-cell table:style-name="ce2" table:formula="of:=127*SIN(RADIANS([.A74]/255*360))+128" office:value-type="float" office:value="251.715602467273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1" table:formula="of:=[.A74]+1" office:value-type="float" office:value="74" calcext:value-type="float">
            <text:p>74</text:p>
          </table:table-cell>
          <table:table-cell table:style-name="ce2" table:formula="of:=127*SIN(RADIANS([.A75]/255*360))+128" office:value-type="float" office:value="250.971057196301" calcext:value-type="float">
            <text:p>251</text:p>
          </table:table-cell>
          <table:table-cell table:number-columns-repeated="1022"/>
        </table:table-row>
        <table:table-row table:style-name="ro1">
          <table:table-cell table:style-name="ce1" table:formula="of:=[.A75]+1" office:value-type="float" office:value="75" calcext:value-type="float">
            <text:p>75</text:p>
          </table:table-cell>
          <table:table-cell table:style-name="ce2" table:formula="of:=127*SIN(RADIANS([.A76]/255*360))+128" office:value-type="float" office:value="250.151856682948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1" table:formula="of:=[.A76]+1" office:value-type="float" office:value="76" calcext:value-type="float">
            <text:p>76</text:p>
          </table:table-cell>
          <table:table-cell table:style-name="ce2" table:formula="of:=127*SIN(RADIANS([.A77]/255*360))+128" office:value-type="float" office:value="249.258498260604" calcext:value-type="float">
            <text:p>249</text:p>
          </table:table-cell>
          <table:table-cell table:number-columns-repeated="1022"/>
        </table:table-row>
        <table:table-row table:style-name="ro1">
          <table:table-cell table:style-name="ce1" table:formula="of:=[.A77]+1" office:value-type="float" office:value="77" calcext:value-type="float">
            <text:p>77</text:p>
          </table:table-cell>
          <table:table-cell table:style-name="ce2" table:formula="of:=127*SIN(RADIANS([.A78]/255*360))+128" office:value-type="float" office:value="248.291524283633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1" table:formula="of:=[.A78]+1" office:value-type="float" office:value="78" calcext:value-type="float">
            <text:p>78</text:p>
          </table:table-cell>
          <table:table-cell table:style-name="ce2" table:formula="of:=127*SIN(RADIANS([.A79]/255*360))+128" office:value-type="float" office:value="247.251521798112" calcext:value-type="float">
            <text:p>247</text:p>
          </table:table-cell>
          <table:table-cell table:number-columns-repeated="1022"/>
        </table:table-row>
        <table:table-row table:style-name="ro1">
          <table:table-cell table:style-name="ce1" table:formula="of:=[.A79]+1" office:value-type="float" office:value="79" calcext:value-type="float">
            <text:p>79</text:p>
          </table:table-cell>
          <table:table-cell table:style-name="ce2" table:formula="of:=127*SIN(RADIANS([.A80]/255*360))+128" office:value-type="float" office:value="246.139122185436" calcext:value-type="float">
            <text:p>246</text:p>
          </table:table-cell>
          <table:table-cell table:number-columns-repeated="1022"/>
        </table:table-row>
        <table:table-row table:style-name="ro1">
          <table:table-cell table:style-name="ce1" table:formula="of:=[.A80]+1" office:value-type="float" office:value="80" calcext:value-type="float">
            <text:p>80</text:p>
          </table:table-cell>
          <table:table-cell table:style-name="ce2" table:formula="of:=127*SIN(RADIANS([.A81]/255*360))+128" office:value-type="float" office:value="244.955000779009" calcext:value-type="float">
            <text:p>245</text:p>
          </table:table-cell>
          <table:table-cell table:number-columns-repeated="1022"/>
        </table:table-row>
        <table:table-row table:style-name="ro1">
          <table:table-cell table:style-name="ce1" table:formula="of:=[.A81]+1" office:value-type="float" office:value="81" calcext:value-type="float">
            <text:p>81</text:p>
          </table:table-cell>
          <table:table-cell table:style-name="ce2" table:formula="of:=127*SIN(RADIANS([.A82]/255*360))+128" office:value-type="float" office:value="243.699876454253" calcext:value-type="float">
            <text:p>244</text:p>
          </table:table-cell>
          <table:table-cell table:number-columns-repeated="1022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table:style-name="ce2" table:formula="of:=127*SIN(RADIANS([.A83]/255*360))+128" office:value-type="float" office:value="242.374511192181" calcext:value-type="float">
            <text:p>242</text:p>
          </table:table-cell>
          <table:table-cell table:number-columns-repeated="1022"/>
        </table:table-row>
        <table:table-row table:style-name="ro1">
          <table:table-cell table:style-name="ce1" table:formula="of:=[.A83]+1" office:value-type="float" office:value="83" calcext:value-type="float">
            <text:p>83</text:p>
          </table:table-cell>
          <table:table-cell table:style-name="ce2" table:formula="of:=127*SIN(RADIANS([.A84]/255*360))+128" office:value-type="float" office:value="240.9797096168" calcext:value-type="float">
            <text:p>241</text:p>
          </table:table-cell>
          <table:table-cell table:number-columns-repeated="1022"/>
        </table:table-row>
        <table:table-row table:style-name="ro1">
          <table:table-cell table:style-name="ce1" table:formula="of:=[.A84]+1" office:value-type="float" office:value="84" calcext:value-type="float">
            <text:p>84</text:p>
          </table:table-cell>
          <table:table-cell table:style-name="ce2" table:formula="of:=127*SIN(RADIANS([.A85]/255*360))+128" office:value-type="float" office:value="239.51631850663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1" table:formula="of:=[.A85]+1" office:value-type="float" office:value="85" calcext:value-type="float">
            <text:p>85</text:p>
          </table:table-cell>
          <table:table-cell table:style-name="ce2" table:formula="of:=127*SIN(RADIANS([.A86]/255*360))+128" office:value-type="float" office:value="237.985226280624" calcext:value-type="float">
            <text:p>238</text:p>
          </table:table-cell>
          <table:table-cell table:number-columns-repeated="1022"/>
        </table:table-row>
        <table:table-row table:style-name="ro1">
          <table:table-cell table:style-name="ce1" table:formula="of:=[.A86]+1" office:value-type="float" office:value="86" calcext:value-type="float">
            <text:p>86</text:p>
          </table:table-cell>
          <table:table-cell table:style-name="ce2" table:formula="of:=127*SIN(RADIANS([.A87]/255*360))+128" office:value-type="float" office:value="236.387362458816" calcext:value-type="float">
            <text:p>236</text:p>
          </table:table-cell>
          <table:table-cell table:number-columns-repeated="1022"/>
        </table:table-row>
        <table:table-row table:style-name="ro1">
          <table:table-cell table:style-name="ce1" table:formula="of:=[.A87]+1" office:value-type="float" office:value="87" calcext:value-type="float">
            <text:p>87</text:p>
          </table:table-cell>
          <table:table-cell table:style-name="ce2" table:formula="of:=127*SIN(RADIANS([.A88]/255*360))+128" office:value-type="float" office:value="234.723697098012" calcext:value-type="float">
            <text:p>235</text:p>
          </table:table-cell>
          <table:table-cell table:number-columns-repeated="1022"/>
        </table:table-row>
        <table:table-row table:style-name="ro1">
          <table:table-cell table:style-name="ce1" table:formula="of:=[.A88]+1" office:value-type="float" office:value="88" calcext:value-type="float">
            <text:p>88</text:p>
          </table:table-cell>
          <table:table-cell table:style-name="ce2" table:formula="of:=127*SIN(RADIANS([.A89]/255*360))+128" office:value-type="float" office:value="232.995240202872" calcext:value-type="float">
            <text:p>233</text:p>
          </table:table-cell>
          <table:table-cell table:number-columns-repeated="1022"/>
        </table:table-row>
        <table:table-row table:style-name="ro1">
          <table:table-cell table:style-name="ce1" table:formula="of:=[.A89]+1" office:value-type="float" office:value="89" calcext:value-type="float">
            <text:p>89</text:p>
          </table:table-cell>
          <table:table-cell table:style-name="ce2" table:formula="of:=127*SIN(RADIANS([.A90]/255*360))+128" office:value-type="float" office:value="231.203041112739" calcext:value-type="float">
            <text:p>231</text:p>
          </table:table-cell>
          <table:table-cell table:number-columns-repeated="1022"/>
        </table:table-row>
        <table:table-row table:style-name="ro1">
          <table:table-cell table:style-name="ce1" table:formula="of:=[.A90]+1" office:value-type="float" office:value="90" calcext:value-type="float">
            <text:p>90</text:p>
          </table:table-cell>
          <table:table-cell table:style-name="ce2" table:formula="of:=127*SIN(RADIANS([.A91]/255*360))+128" office:value-type="float" office:value="229.34818786459" calcext:value-type="float">
            <text:p>229</text:p>
          </table:table-cell>
          <table:table-cell table:number-columns-repeated="1022"/>
        </table:table-row>
        <table:table-row table:style-name="ro1">
          <table:table-cell table:style-name="ce1" table:formula="of:=[.A91]+1" office:value-type="float" office:value="91" calcext:value-type="float">
            <text:p>91</text:p>
          </table:table-cell>
          <table:table-cell table:style-name="ce2" table:formula="of:=127*SIN(RADIANS([.A92]/255*360))+128" office:value-type="float" office:value="227.431806532497" calcext:value-type="float">
            <text:p>227</text:p>
          </table:table-cell>
          <table:table-cell table:number-columns-repeated="1022"/>
        </table:table-row>
        <table:table-row table:style-name="ro1">
          <table:table-cell table:style-name="ce1" table:formula="of:=[.A92]+1" office:value-type="float" office:value="92" calcext:value-type="float">
            <text:p>92</text:p>
          </table:table-cell>
          <table:table-cell table:style-name="ce2" table:formula="of:=127*SIN(RADIANS([.A93]/255*360))+128" office:value-type="float" office:value="225.455060543985" calcext:value-type="float">
            <text:p>225</text:p>
          </table:table-cell>
          <table:table-cell table:number-columns-repeated="1022"/>
        </table:table-row>
        <table:table-row table:style-name="ro1">
          <table:table-cell table:style-name="ce1" table:formula="of:=[.A93]+1" office:value-type="float" office:value="93" calcext:value-type="float">
            <text:p>93</text:p>
          </table:table-cell>
          <table:table-cell table:style-name="ce2" table:formula="of:=127*SIN(RADIANS([.A94]/255*360))+128" office:value-type="float" office:value="223.419149973723" calcext:value-type="float">
            <text:p>223</text:p>
          </table:table-cell>
          <table:table-cell table:number-columns-repeated="1022"/>
        </table:table-row>
        <table:table-row table:style-name="ro1">
          <table:table-cell table:style-name="ce1" table:formula="of:=[.A94]+1" office:value-type="float" office:value="94" calcext:value-type="float">
            <text:p>94</text:p>
          </table:table-cell>
          <table:table-cell table:style-name="ce2" table:formula="of:=127*SIN(RADIANS([.A95]/255*360))+128" office:value-type="float" office:value="221.325310814966" calcext:value-type="float">
            <text:p>221</text:p>
          </table:table-cell>
          <table:table-cell table:number-columns-repeated="1022"/>
        </table:table-row>
        <table:table-row table:style-name="ro1">
          <table:table-cell table:style-name="ce1" table:formula="of:=[.A95]+1" office:value-type="float" office:value="95" calcext:value-type="float">
            <text:p>95</text:p>
          </table:table-cell>
          <table:table-cell table:style-name="ce2" table:formula="of:=127*SIN(RADIANS([.A96]/255*360))+128" office:value-type="float" office:value="219.174814229184" calcext:value-type="float">
            <text:p>219</text:p>
          </table:table-cell>
          <table:table-cell table:number-columns-repeated="1022"/>
        </table:table-row>
        <table:table-row table:style-name="ro1">
          <table:table-cell table:style-name="ce1" table:formula="of:=[.A96]+1" office:value-type="float" office:value="96" calcext:value-type="float">
            <text:p>96</text:p>
          </table:table-cell>
          <table:table-cell table:style-name="ce2" table:formula="of:=127*SIN(RADIANS([.A97]/255*360))+128" office:value-type="float" office:value="216.968965774348" calcext:value-type="float">
            <text:p>217</text:p>
          </table:table-cell>
          <table:table-cell table:number-columns-repeated="1022"/>
        </table:table-row>
        <table:table-row table:style-name="ro1">
          <table:table-cell table:style-name="ce1" table:formula="of:=[.A97]+1" office:value-type="float" office:value="97" calcext:value-type="float">
            <text:p>97</text:p>
          </table:table-cell>
          <table:table-cell table:style-name="ce2" table:formula="of:=127*SIN(RADIANS([.A98]/255*360))+128" office:value-type="float" office:value="214.709104612329" calcext:value-type="float">
            <text:p>215</text:p>
          </table:table-cell>
          <table:table-cell table:number-columns-repeated="1022"/>
        </table:table-row>
        <table:table-row table:style-name="ro1">
          <table:table-cell table:style-name="ce1" table:formula="of:=[.A98]+1" office:value-type="float" office:value="98" calcext:value-type="float">
            <text:p>98</text:p>
          </table:table-cell>
          <table:table-cell table:style-name="ce2" table:formula="of:=127*SIN(RADIANS([.A99]/255*360))+128" office:value-type="float" office:value="212.396602695898" calcext:value-type="float">
            <text:p>212</text:p>
          </table:table-cell>
          <table:table-cell table:number-columns-repeated="1022"/>
        </table:table-row>
        <table:table-row table:style-name="ro1">
          <table:table-cell table:style-name="ce1" table:formula="of:=[.A99]+1" office:value-type="float" office:value="99" calcext:value-type="float">
            <text:p>99</text:p>
          </table:table-cell>
          <table:table-cell table:style-name="ce2" table:formula="of:=127*SIN(RADIANS([.A100]/255*360))+128" office:value-type="float" office:value="210.032863935822" calcext:value-type="float">
            <text:p>210</text:p>
          </table:table-cell>
          <table:table-cell table:number-columns-repeated="1022"/>
        </table:table-row>
        <table:table-row table:style-name="ro1">
          <table:table-cell table:style-name="ce1" table:formula="of:=[.A100]+1" office:value-type="float" office:value="100" calcext:value-type="float">
            <text:p>100</text:p>
          </table:table-cell>
          <table:table-cell table:style-name="ce2" table:formula="of:=127*SIN(RADIANS([.A101]/255*360))+128" office:value-type="float" office:value="207.619323348552" calcext:value-type="float">
            <text:p>208</text:p>
          </table:table-cell>
          <table:table-cell table:number-columns-repeated="1022"/>
        </table:table-row>
        <table:table-row table:style-name="ro1">
          <table:table-cell table:style-name="ce1" table:formula="of:=[.A101]+1" office:value-type="float" office:value="101" calcext:value-type="float">
            <text:p>101</text:p>
          </table:table-cell>
          <table:table-cell table:style-name="ce2" table:formula="of:=127*SIN(RADIANS([.A102]/255*360))+128" office:value-type="float" office:value="205.15744618503" calcext:value-type="float">
            <text:p>205</text:p>
          </table:table-cell>
          <table:table-cell table:number-columns-repeated="1022"/>
        </table:table-row>
        <table:table-row table:style-name="ro1">
          <table:table-cell table:style-name="ce1" table:formula="of:=[.A102]+1" office:value-type="float" office:value="102" calcext:value-type="float">
            <text:p>102</text:p>
          </table:table-cell>
          <table:table-cell table:style-name="ce2" table:formula="of:=127*SIN(RADIANS([.A103]/255*360))+128" office:value-type="float" office:value="202.648727041144" calcext:value-type="float">
            <text:p>203</text:p>
          </table:table-cell>
          <table:table-cell table:number-columns-repeated="1022"/>
        </table:table-row>
        <table:table-row table:style-name="ro1">
          <table:table-cell table:style-name="ce1" table:formula="of:=[.A103]+1" office:value-type="float" office:value="103" calcext:value-type="float">
            <text:p>103</text:p>
          </table:table-cell>
          <table:table-cell table:style-name="ce2" table:formula="of:=127*SIN(RADIANS([.A104]/255*360))+128" office:value-type="float" office:value="200.094688950363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1" table:formula="of:=[.A104]+1" office:value-type="float" office:value="104" calcext:value-type="float">
            <text:p>104</text:p>
          </table:table-cell>
          <table:table-cell table:style-name="ce2" table:formula="of:=127*SIN(RADIANS([.A105]/255*360))+128" office:value-type="float" office:value="197.496882459108" calcext:value-type="float">
            <text:p>197</text:p>
          </table:table-cell>
          <table:table-cell table:number-columns-repeated="1022"/>
        </table:table-row>
        <table:table-row table:style-name="ro1">
          <table:table-cell table:style-name="ce1" table:formula="of:=[.A105]+1" office:value-type="float" office:value="105" calcext:value-type="float">
            <text:p>105</text:p>
          </table:table-cell>
          <table:table-cell table:style-name="ce2" table:formula="of:=127*SIN(RADIANS([.A106]/255*360))+128" office:value-type="float" office:value="194.856884685424" calcext:value-type="float">
            <text:p>195</text:p>
          </table:table-cell>
          <table:table-cell table:number-columns-repeated="1022"/>
        </table:table-row>
        <table:table-row table:style-name="ro1">
          <table:table-cell table:style-name="ce1" table:formula="of:=[.A106]+1" office:value-type="float" office:value="106" calcext:value-type="float">
            <text:p>106</text:p>
          </table:table-cell>
          <table:table-cell table:style-name="ce2" table:formula="of:=127*SIN(RADIANS([.A107]/255*360))+128" office:value-type="float" office:value="192.176298361516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1" table:formula="of:=[.A107]+1" office:value-type="float" office:value="107" calcext:value-type="float">
            <text:p>107</text:p>
          </table:table-cell>
          <table:table-cell table:style-name="ce2" table:formula="of:=127*SIN(RADIANS([.A108]/255*360))+128" office:value-type="float" office:value="189.456750860738" calcext:value-type="float">
            <text:p>189</text:p>
          </table:table-cell>
          <table:table-cell table:number-columns-repeated="1022"/>
        </table:table-row>
        <table:table-row table:style-name="ro1">
          <table:table-cell table:style-name="ce1" table:formula="of:=[.A108]+1" office:value-type="float" office:value="108" calcext:value-type="float">
            <text:p>108</text:p>
          </table:table-cell>
          <table:table-cell table:style-name="ce2" table:formula="of:=127*SIN(RADIANS([.A109]/255*360))+128" office:value-type="float" office:value="186.69989320962" calcext:value-type="float">
            <text:p>187</text:p>
          </table:table-cell>
          <table:table-cell table:number-columns-repeated="1022"/>
        </table:table-row>
        <table:table-row table:style-name="ro1">
          <table:table-cell table:style-name="ce1" table:formula="of:=[.A109]+1" office:value-type="float" office:value="109" calcext:value-type="float">
            <text:p>109</text:p>
          </table:table-cell>
          <table:table-cell table:style-name="ce2" table:formula="of:=127*SIN(RADIANS([.A110]/255*360))+128" office:value-type="float" office:value="183.907399085535" calcext:value-type="float">
            <text:p>184</text:p>
          </table:table-cell>
          <table:table-cell table:number-columns-repeated="1022"/>
        </table:table-row>
        <table:table-row table:style-name="ro1">
          <table:table-cell table:style-name="ce1" table:formula="of:=[.A110]+1" office:value-type="float" office:value="110" calcext:value-type="float">
            <text:p>110</text:p>
          </table:table-cell>
          <table:table-cell table:style-name="ce2" table:formula="of:=127*SIN(RADIANS([.A111]/255*360))+128" office:value-type="float" office:value="181.080963800622" calcext:value-type="float">
            <text:p>181</text:p>
          </table:table-cell>
          <table:table-cell table:number-columns-repeated="1022"/>
        </table:table-row>
        <table:table-row table:style-name="ro1">
          <table:table-cell table:style-name="ce1" table:formula="of:=[.A111]+1" office:value-type="float" office:value="111" calcext:value-type="float">
            <text:p>111</text:p>
          </table:table-cell>
          <table:table-cell table:style-name="ce2" table:formula="of:=127*SIN(RADIANS([.A112]/255*360))+128" office:value-type="float" office:value="178.222303272559" calcext:value-type="float">
            <text:p>178</text:p>
          </table:table-cell>
          <table:table-cell table:number-columns-repeated="1022"/>
        </table:table-row>
        <table:table-row table:style-name="ro1">
          <table:table-cell table:style-name="ce1" table:formula="of:=[.A112]+1" office:value-type="float" office:value="112" calcext:value-type="float">
            <text:p>112</text:p>
          </table:table-cell>
          <table:table-cell table:style-name="ce2" table:formula="of:=127*SIN(RADIANS([.A113]/255*360))+128" office:value-type="float" office:value="175.333152982846" calcext:value-type="float">
            <text:p>175</text:p>
          </table:table-cell>
          <table:table-cell table:number-columns-repeated="1022"/>
        </table:table-row>
        <table:table-row table:style-name="ro1">
          <table:table-cell table:style-name="ce1" table:formula="of:=[.A113]+1" office:value-type="float" office:value="113" calcext:value-type="float">
            <text:p>113</text:p>
          </table:table-cell>
          <table:table-cell table:style-name="ce2" table:formula="of:=127*SIN(RADIANS([.A114]/255*360))+128" office:value-type="float" office:value="172.415266923195" calcext:value-type="float">
            <text:p>172</text:p>
          </table:table-cell>
          <table:table-cell table:number-columns-repeated="1022"/>
        </table:table-row>
        <table:table-row table:style-name="ro1">
          <table:table-cell table:style-name="ce1" table:formula="of:=[.A114]+1" office:value-type="float" office:value="114" calcext:value-type="float">
            <text:p>114</text:p>
          </table:table-cell>
          <table:table-cell table:style-name="ce2" table:formula="of:=127*SIN(RADIANS([.A115]/255*360))+128" office:value-type="float" office:value="169.470416530691" calcext:value-type="float">
            <text:p>169</text:p>
          </table:table-cell>
          <table:table-cell table:number-columns-repeated="1022"/>
        </table:table-row>
        <table:table-row table:style-name="ro1">
          <table:table-cell table:style-name="ce1" table:formula="of:=[.A115]+1" office:value-type="float" office:value="115" calcext:value-type="float">
            <text:p>115</text:p>
          </table:table-cell>
          <table:table-cell table:style-name="ce2" table:formula="of:=127*SIN(RADIANS([.A116]/255*360))+128" office:value-type="float" office:value="166.500389612357" calcext:value-type="float">
            <text:p>167</text:p>
          </table:table-cell>
          <table:table-cell table:number-columns-repeated="1022"/>
        </table:table-row>
        <table:table-row table:style-name="ro1">
          <table:table-cell table:style-name="ce1" table:formula="of:=[.A116]+1" office:value-type="float" office:value="116" calcext:value-type="float">
            <text:p>116</text:p>
          </table:table-cell>
          <table:table-cell table:style-name="ce2" table:formula="of:=127*SIN(RADIANS([.A117]/255*360))+128" office:value-type="float" office:value="163.506989259786" calcext:value-type="float">
            <text:p>164</text:p>
          </table:table-cell>
          <table:table-cell table:number-columns-repeated="1022"/>
        </table:table-row>
        <table:table-row table:style-name="ro1">
          <table:table-cell table:style-name="ce1" table:formula="of:=[.A117]+1" office:value-type="float" office:value="117" calcext:value-type="float">
            <text:p>117</text:p>
          </table:table-cell>
          <table:table-cell table:style-name="ce2" table:formula="of:=127*SIN(RADIANS([.A118]/255*360))+128" office:value-type="float" office:value="160.492032754493" calcext:value-type="float">
            <text:p>160</text:p>
          </table:table-cell>
          <table:table-cell table:number-columns-repeated="1022"/>
        </table:table-row>
        <table:table-row table:style-name="ro1">
          <table:table-cell table:style-name="ce1" table:formula="of:=[.A118]+1" office:value-type="float" office:value="118" calcext:value-type="float">
            <text:p>118</text:p>
          </table:table-cell>
          <table:table-cell table:style-name="ce2" table:formula="of:=127*SIN(RADIANS([.A119]/255*360))+128" office:value-type="float" office:value="157.457350464645" calcext:value-type="float">
            <text:p>157</text:p>
          </table:table-cell>
          <table:table-cell table:number-columns-repeated="1022"/>
        </table:table-row>
        <table:table-row table:style-name="ro1">
          <table:table-cell table:style-name="ce1" table:formula="of:=[.A119]+1" office:value-type="float" office:value="119" calcext:value-type="float">
            <text:p>119</text:p>
          </table:table-cell>
          <table:table-cell table:style-name="ce2" table:formula="of:=127*SIN(RADIANS([.A120]/255*360))+128" office:value-type="float" office:value="154.404784733855" calcext:value-type="float">
            <text:p>154</text:p>
          </table:table-cell>
          <table:table-cell table:number-columns-repeated="1022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table:style-name="ce2" table:formula="of:=127*SIN(RADIANS([.A121]/255*360))+128" office:value-type="float" office:value="151.336188762704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1" table:formula="of:=[.A121]+1" office:value-type="float" office:value="121" calcext:value-type="float">
            <text:p>121</text:p>
          </table:table-cell>
          <table:table-cell table:style-name="ce2" table:formula="of:=127*SIN(RADIANS([.A122]/255*360))+128" office:value-type="float" office:value="148.253425483668" calcext:value-type="float">
            <text:p>148</text:p>
          </table:table-cell>
          <table:table-cell table:number-columns-repeated="1022"/>
        </table:table-row>
        <table:table-row table:style-name="ro1">
          <table:table-cell table:style-name="ce1" table:formula="of:=[.A122]+1" office:value-type="float" office:value="122" calcext:value-type="float">
            <text:p>122</text:p>
          </table:table-cell>
          <table:table-cell table:style-name="ce2" table:formula="of:=127*SIN(RADIANS([.A123]/255*360))+128" office:value-type="float" office:value="145.158366430137" calcext:value-type="float">
            <text:p>145</text:p>
          </table:table-cell>
          <table:table-cell table:number-columns-repeated="1022"/>
        </table:table-row>
        <table:table-row table:style-name="ro1">
          <table:table-cell table:style-name="ce1" table:formula="of:=[.A123]+1" office:value-type="float" office:value="123" calcext:value-type="float">
            <text:p>123</text:p>
          </table:table-cell>
          <table:table-cell table:style-name="ce2" table:formula="of:=127*SIN(RADIANS([.A124]/255*360))+128" office:value-type="float" office:value="142.052890600221" calcext:value-type="float">
            <text:p>142</text:p>
          </table:table-cell>
          <table:table-cell table:number-columns-repeated="1022"/>
        </table:table-row>
        <table:table-row table:style-name="ro1">
          <table:table-cell table:style-name="ce1" table:formula="of:=[.A124]+1" office:value-type="float" office:value="124" calcext:value-type="float">
            <text:p>124</text:p>
          </table:table-cell>
          <table:table-cell table:style-name="ce2" table:formula="of:=127*SIN(RADIANS([.A125]/255*360))+128" office:value-type="float" office:value="138.938883316011" calcext:value-type="float">
            <text:p>139</text:p>
          </table:table-cell>
          <table:table-cell table:number-columns-repeated="1022"/>
        </table:table-row>
        <table:table-row table:style-name="ro1">
          <table:table-cell table:style-name="ce1" table:formula="of:=[.A125]+1" office:value-type="float" office:value="125" calcext:value-type="float">
            <text:p>125</text:p>
          </table:table-cell>
          <table:table-cell table:style-name="ce2" table:formula="of:=127*SIN(RADIANS([.A126]/255*360))+128" office:value-type="float" office:value="135.818235079011" calcext:value-type="float">
            <text:p>136</text:p>
          </table:table-cell>
          <table:table-cell table:number-columns-repeated="1022"/>
        </table:table-row>
        <table:table-row table:style-name="ro1">
          <table:table-cell table:style-name="ce1" table:formula="of:=[.A126]+1" office:value-type="float" office:value="126" calcext:value-type="float">
            <text:p>126</text:p>
          </table:table-cell>
          <table:table-cell table:style-name="ce2" table:formula="of:=127*SIN(RADIANS([.A127]/255*360))+128" office:value-type="float" office:value="132.692840422421" calcext:value-type="float">
            <text:p>133</text:p>
          </table:table-cell>
          <table:table-cell table:number-columns-repeated="1022"/>
        </table:table-row>
        <table:table-row table:style-name="ro1">
          <table:table-cell table:style-name="ce1" table:formula="of:=[.A127]+1" office:value-type="float" office:value="127" calcext:value-type="float">
            <text:p>127</text:p>
          </table:table-cell>
          <table:table-cell table:style-name="ce2" table:formula="of:=127*SIN(RADIANS([.A128]/255*360))+128" office:value-type="float" office:value="129.564596760975" calcext:value-type="float">
            <text:p>130</text:p>
          </table:table-cell>
          <table:table-cell table:number-columns-repeated="1022"/>
        </table:table-row>
        <table:table-row table:style-name="ro1">
          <table:table-cell table:style-name="ce1" table:formula="of:=[.A128]+1" office:value-type="float" office:value="128" calcext:value-type="float">
            <text:p>128</text:p>
          </table:table-cell>
          <table:table-cell table:style-name="ce2" table:formula="of:=127*SIN(RADIANS([.A129]/255*360))+128" office:value-type="float" office:value="126.435403239025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1" table:formula="of:=[.A129]+1" office:value-type="float" office:value="129" calcext:value-type="float">
            <text:p>129</text:p>
          </table:table-cell>
          <table:table-cell table:style-name="ce2" table:formula="of:=127*SIN(RADIANS([.A130]/255*360))+128" office:value-type="float" office:value="123.307159577579" calcext:value-type="float">
            <text:p>123</text:p>
          </table:table-cell>
          <table:table-cell table:number-columns-repeated="1022"/>
        </table:table-row>
        <table:table-row table:style-name="ro1">
          <table:table-cell table:style-name="ce1" table:formula="of:=[.A130]+1" office:value-type="float" office:value="130" calcext:value-type="float">
            <text:p>130</text:p>
          </table:table-cell>
          <table:table-cell table:style-name="ce2" table:formula="of:=127*SIN(RADIANS([.A131]/255*360))+128" office:value-type="float" office:value="120.181764920989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1" table:formula="of:=[.A131]+1" office:value-type="float" office:value="131" calcext:value-type="float">
            <text:p>131</text:p>
          </table:table-cell>
          <table:table-cell table:style-name="ce2" table:formula="of:=127*SIN(RADIANS([.A132]/255*360))+128" office:value-type="float" office:value="117.061116683989" calcext:value-type="float">
            <text:p>117</text:p>
          </table:table-cell>
          <table:table-cell table:number-columns-repeated="1022"/>
        </table:table-row>
        <table:table-row table:style-name="ro1">
          <table:table-cell table:style-name="ce1" table:formula="of:=[.A132]+1" office:value-type="float" office:value="132" calcext:value-type="float">
            <text:p>132</text:p>
          </table:table-cell>
          <table:table-cell table:style-name="ce2" table:formula="of:=127*SIN(RADIANS([.A133]/255*360))+128" office:value-type="float" office:value="113.947109399779" calcext:value-type="float">
            <text:p>114</text:p>
          </table:table-cell>
          <table:table-cell table:number-columns-repeated="1022"/>
        </table:table-row>
        <table:table-row table:style-name="ro1">
          <table:table-cell table:style-name="ce1" table:formula="of:=[.A133]+1" office:value-type="float" office:value="133" calcext:value-type="float">
            <text:p>133</text:p>
          </table:table-cell>
          <table:table-cell table:style-name="ce2" table:formula="of:=127*SIN(RADIANS([.A134]/255*360))+128" office:value-type="float" office:value="110.841633569863" calcext:value-type="float">
            <text:p>111</text:p>
          </table:table-cell>
          <table:table-cell table:number-columns-repeated="1022"/>
        </table:table-row>
        <table:table-row table:style-name="ro1">
          <table:table-cell table:style-name="ce1" table:formula="of:=[.A134]+1" office:value-type="float" office:value="134" calcext:value-type="float">
            <text:p>134</text:p>
          </table:table-cell>
          <table:table-cell table:style-name="ce2" table:formula="of:=127*SIN(RADIANS([.A135]/255*360))+128" office:value-type="float" office:value="107.746574516332" calcext:value-type="float">
            <text:p>108</text:p>
          </table:table-cell>
          <table:table-cell table:number-columns-repeated="1022"/>
        </table:table-row>
        <table:table-row table:style-name="ro1">
          <table:table-cell table:style-name="ce1" table:formula="of:=[.A135]+1" office:value-type="float" office:value="135" calcext:value-type="float">
            <text:p>135</text:p>
          </table:table-cell>
          <table:table-cell table:style-name="ce2" table:formula="of:=127*SIN(RADIANS([.A136]/255*360))+128" office:value-type="float" office:value="104.663811237296" calcext:value-type="float">
            <text:p>105</text:p>
          </table:table-cell>
          <table:table-cell table:number-columns-repeated="1022"/>
        </table:table-row>
        <table:table-row table:style-name="ro1">
          <table:table-cell table:style-name="ce1" table:formula="of:=[.A136]+1" office:value-type="float" office:value="136" calcext:value-type="float">
            <text:p>136</text:p>
          </table:table-cell>
          <table:table-cell table:style-name="ce2" table:formula="of:=127*SIN(RADIANS([.A137]/255*360))+128" office:value-type="float" office:value="101.595215266145" calcext:value-type="float">
            <text:p>102</text:p>
          </table:table-cell>
          <table:table-cell table:number-columns-repeated="1022"/>
        </table:table-row>
        <table:table-row table:style-name="ro1">
          <table:table-cell table:style-name="ce1" table:formula="of:=[.A137]+1" office:value-type="float" office:value="137" calcext:value-type="float">
            <text:p>137</text:p>
          </table:table-cell>
          <table:table-cell table:style-name="ce2" table:formula="of:=127*SIN(RADIANS([.A138]/255*360))+128" office:value-type="float" office:value="98.542649535355" calcext:value-type="float">
            <text:p>99</text:p>
          </table:table-cell>
          <table:table-cell table:number-columns-repeated="1022"/>
        </table:table-row>
        <table:table-row table:style-name="ro1">
          <table:table-cell table:style-name="ce1" table:formula="of:=[.A138]+1" office:value-type="float" office:value="138" calcext:value-type="float">
            <text:p>138</text:p>
          </table:table-cell>
          <table:table-cell table:style-name="ce2" table:formula="of:=127*SIN(RADIANS([.A139]/255*360))+128" office:value-type="float" office:value="95.5079672455067" calcext:value-type="float">
            <text:p>96</text:p>
          </table:table-cell>
          <table:table-cell table:number-columns-repeated="1022"/>
        </table:table-row>
        <table:table-row table:style-name="ro1">
          <table:table-cell table:style-name="ce1" table:formula="of:=[.A139]+1" office:value-type="float" office:value="139" calcext:value-type="float">
            <text:p>139</text:p>
          </table:table-cell>
          <table:table-cell table:style-name="ce2" table:formula="of:=127*SIN(RADIANS([.A140]/255*360))+128" office:value-type="float" office:value="92.4930107402136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1" table:formula="of:=[.A140]+1" office:value-type="float" office:value="140" calcext:value-type="float">
            <text:p>140</text:p>
          </table:table-cell>
          <table:table-cell table:style-name="ce2" table:formula="of:=127*SIN(RADIANS([.A141]/255*360))+128" office:value-type="float" office:value="89.4996103876435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1" table:formula="of:=[.A141]+1" office:value-type="float" office:value="141" calcext:value-type="float">
            <text:p>141</text:p>
          </table:table-cell>
          <table:table-cell table:style-name="ce2" table:formula="of:=127*SIN(RADIANS([.A142]/255*360))+128" office:value-type="float" office:value="86.5295834693094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1" table:formula="of:=[.A142]+1" office:value-type="float" office:value="142" calcext:value-type="float">
            <text:p>142</text:p>
          </table:table-cell>
          <table:table-cell table:style-name="ce2" table:formula="of:=127*SIN(RADIANS([.A143]/255*360))+128" office:value-type="float" office:value="83.5847330768049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1" table:formula="of:=[.A143]+1" office:value-type="float" office:value="143" calcext:value-type="float">
            <text:p>143</text:p>
          </table:table-cell>
          <table:table-cell table:style-name="ce2" table:formula="of:=127*SIN(RADIANS([.A144]/255*360))+128" office:value-type="float" office:value="80.666847017154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1" table:formula="of:=[.A144]+1" office:value-type="float" office:value="144" calcext:value-type="float">
            <text:p>144</text:p>
          </table:table-cell>
          <table:table-cell table:style-name="ce2" table:formula="of:=127*SIN(RADIANS([.A145]/255*360))+128" office:value-type="float" office:value="77.7776967274411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1" table:formula="of:=[.A145]+1" office:value-type="float" office:value="145" calcext:value-type="float">
            <text:p>145</text:p>
          </table:table-cell>
          <table:table-cell table:style-name="ce2" table:formula="of:=127*SIN(RADIANS([.A146]/255*360))+128" office:value-type="float" office:value="74.9190361993786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1" table:formula="of:=[.A146]+1" office:value-type="float" office:value="146" calcext:value-type="float">
            <text:p>146</text:p>
          </table:table-cell>
          <table:table-cell table:style-name="ce2" table:formula="of:=127*SIN(RADIANS([.A147]/255*360))+128" office:value-type="float" office:value="72.0926009144647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1" table:formula="of:=[.A147]+1" office:value-type="float" office:value="147" calcext:value-type="float">
            <text:p>147</text:p>
          </table:table-cell>
          <table:table-cell table:style-name="ce2" table:formula="of:=127*SIN(RADIANS([.A148]/255*360))+128" office:value-type="float" office:value="69.3001067903803" calcext:value-type="float">
            <text:p>69</text:p>
          </table:table-cell>
          <table:table-cell table:number-columns-repeated="1022"/>
        </table:table-row>
        <table:table-row table:style-name="ro1">
          <table:table-cell table:style-name="ce1" table:formula="of:=[.A148]+1" office:value-type="float" office:value="148" calcext:value-type="float">
            <text:p>148</text:p>
          </table:table-cell>
          <table:table-cell table:style-name="ce2" table:formula="of:=127*SIN(RADIANS([.A149]/255*360))+128" office:value-type="float" office:value="66.543249139261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1" table:formula="of:=[.A149]+1" office:value-type="float" office:value="149" calcext:value-type="float">
            <text:p>149</text:p>
          </table:table-cell>
          <table:table-cell table:style-name="ce2" table:formula="of:=127*SIN(RADIANS([.A150]/255*360))+128" office:value-type="float" office:value="63.8237016384836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table:formula="of:=[.A150]+1" office:value-type="float" office:value="150" calcext:value-type="float">
            <text:p>150</text:p>
          </table:table-cell>
          <table:table-cell table:style-name="ce2" table:formula="of:=127*SIN(RADIANS([.A151]/255*360))+128" office:value-type="float" office:value="61.1431153145758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1" table:formula="of:=[.A151]+1" office:value-type="float" office:value="151" calcext:value-type="float">
            <text:p>151</text:p>
          </table:table-cell>
          <table:table-cell table:style-name="ce2" table:formula="of:=127*SIN(RADIANS([.A152]/255*360))+128" office:value-type="float" office:value="58.503117540891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1" table:formula="of:=[.A152]+1" office:value-type="float" office:value="152" calcext:value-type="float">
            <text:p>152</text:p>
          </table:table-cell>
          <table:table-cell table:style-name="ce2" table:formula="of:=127*SIN(RADIANS([.A153]/255*360))+128" office:value-type="float" office:value="55.9053110496371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" table:formula="of:=[.A153]+1" office:value-type="float" office:value="153" calcext:value-type="float">
            <text:p>153</text:p>
          </table:table-cell>
          <table:table-cell table:style-name="ce2" table:formula="of:=127*SIN(RADIANS([.A154]/255*360))+128" office:value-type="float" office:value="53.3512729588559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" table:formula="of:=[.A154]+1" office:value-type="float" office:value="154" calcext:value-type="float">
            <text:p>154</text:p>
          </table:table-cell>
          <table:table-cell table:style-name="ce2" table:formula="of:=127*SIN(RADIANS([.A155]/255*360))+128" office:value-type="float" office:value="50.8425538149703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" table:formula="of:=[.A155]+1" office:value-type="float" office:value="155" calcext:value-type="float">
            <text:p>155</text:p>
          </table:table-cell>
          <table:table-cell table:style-name="ce2" table:formula="of:=127*SIN(RADIANS([.A156]/255*360))+128" office:value-type="float" office:value="48.3806766514485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table:formula="of:=[.A156]+1" office:value-type="float" office:value="156" calcext:value-type="float">
            <text:p>156</text:p>
          </table:table-cell>
          <table:table-cell table:style-name="ce2" table:formula="of:=127*SIN(RADIANS([.A157]/255*360))+128" office:value-type="float" office:value="45.967136064178" calcext:value-type="float">
            <text:p>46</text:p>
          </table:table-cell>
          <table:table-cell table:number-columns-repeated="1022"/>
        </table:table-row>
        <table:table-row table:style-name="ro1">
          <table:table-cell table:style-name="ce1" table:formula="of:=[.A157]+1" office:value-type="float" office:value="157" calcext:value-type="float">
            <text:p>157</text:p>
          </table:table-cell>
          <table:table-cell table:style-name="ce2" table:formula="of:=127*SIN(RADIANS([.A158]/255*360))+128" office:value-type="float" office:value="43.603397304102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1" table:formula="of:=[.A158]+1" office:value-type="float" office:value="158" calcext:value-type="float">
            <text:p>158</text:p>
          </table:table-cell>
          <table:table-cell table:style-name="ce2" table:formula="of:=127*SIN(RADIANS([.A159]/255*360))+128" office:value-type="float" office:value="41.2908953876714" calcext:value-type="float">
            <text:p>41</text:p>
          </table:table-cell>
          <table:table-cell table:number-columns-repeated="1022"/>
        </table:table-row>
        <table:table-row table:style-name="ro1">
          <table:table-cell table:style-name="ce1" table:formula="of:=[.A159]+1" office:value-type="float" office:value="159" calcext:value-type="float">
            <text:p>159</text:p>
          </table:table-cell>
          <table:table-cell table:style-name="ce2" table:formula="of:=127*SIN(RADIANS([.A160]/255*360))+128" office:value-type="float" office:value="39.0310342256521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table:formula="of:=[.A160]+1" office:value-type="float" office:value="160" calcext:value-type="float">
            <text:p>160</text:p>
          </table:table-cell>
          <table:table-cell table:style-name="ce2" table:formula="of:=127*SIN(RADIANS([.A161]/255*360))+128" office:value-type="float" office:value="36.8251857708159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table:formula="of:=[.A161]+1" office:value-type="float" office:value="161" calcext:value-type="float">
            <text:p>161</text:p>
          </table:table-cell>
          <table:table-cell table:style-name="ce2" table:formula="of:=127*SIN(RADIANS([.A162]/255*360))+128" office:value-type="float" office:value="34.6746891850341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" table:formula="of:=[.A162]+1" office:value-type="float" office:value="162" calcext:value-type="float">
            <text:p>162</text:p>
          </table:table-cell>
          <table:table-cell table:style-name="ce2" table:formula="of:=127*SIN(RADIANS([.A163]/255*360))+128" office:value-type="float" office:value="32.5808500262771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table:formula="of:=[.A163]+1" office:value-type="float" office:value="163" calcext:value-type="float">
            <text:p>163</text:p>
          </table:table-cell>
          <table:table-cell table:style-name="ce2" table:formula="of:=127*SIN(RADIANS([.A164]/255*360))+128" office:value-type="float" office:value="30.5449394560156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table:formula="of:=[.A164]+1" office:value-type="float" office:value="164" calcext:value-type="float">
            <text:p>164</text:p>
          </table:table-cell>
          <table:table-cell table:style-name="ce2" table:formula="of:=127*SIN(RADIANS([.A165]/255*360))+128" office:value-type="float" office:value="28.56819346750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 table:formula="of:=[.A165]+1" office:value-type="float" office:value="165" calcext:value-type="float">
            <text:p>165</text:p>
          </table:table-cell>
          <table:table-cell table:style-name="ce2" table:formula="of:=127*SIN(RADIANS([.A166]/255*360))+128" office:value-type="float" office:value="26.6518121354095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table:formula="of:=[.A166]+1" office:value-type="float" office:value="166" calcext:value-type="float">
            <text:p>166</text:p>
          </table:table-cell>
          <table:table-cell table:style-name="ce2" table:formula="of:=127*SIN(RADIANS([.A167]/255*360))+128" office:value-type="float" office:value="24.7969588872614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table:formula="of:=[.A167]+1" office:value-type="float" office:value="167" calcext:value-type="float">
            <text:p>167</text:p>
          </table:table-cell>
          <table:table-cell table:style-name="ce2" table:formula="of:=127*SIN(RADIANS([.A168]/255*360))+128" office:value-type="float" office:value="23.0047597971281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 table:formula="of:=[.A168]+1" office:value-type="float" office:value="168" calcext:value-type="float">
            <text:p>168</text:p>
          </table:table-cell>
          <table:table-cell table:style-name="ce2" table:formula="of:=127*SIN(RADIANS([.A169]/255*360))+128" office:value-type="float" office:value="21.2763029019876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table:formula="of:=[.A169]+1" office:value-type="float" office:value="169" calcext:value-type="float">
            <text:p>169</text:p>
          </table:table-cell>
          <table:table-cell table:style-name="ce2" table:formula="of:=127*SIN(RADIANS([.A170]/255*360))+128" office:value-type="float" office:value="19.6126375411839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table:formula="of:=[.A170]+1" office:value-type="float" office:value="170" calcext:value-type="float">
            <text:p>170</text:p>
          </table:table-cell>
          <table:table-cell table:style-name="ce2" table:formula="of:=127*SIN(RADIANS([.A171]/255*360))+128" office:value-type="float" office:value="18.0147737193763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 table:formula="of:=[.A171]+1" office:value-type="float" office:value="171" calcext:value-type="float">
            <text:p>171</text:p>
          </table:table-cell>
          <table:table-cell table:style-name="ce2" table:formula="of:=127*SIN(RADIANS([.A172]/255*360))+128" office:value-type="float" office:value="16.4836814933704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table:formula="of:=[.A172]+1" office:value-type="float" office:value="172" calcext:value-type="float">
            <text:p>172</text:p>
          </table:table-cell>
          <table:table-cell table:style-name="ce2" table:formula="of:=127*SIN(RADIANS([.A173]/255*360))+128" office:value-type="float" office:value="15.0202903831999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table:formula="of:=[.A173]+1" office:value-type="float" office:value="173" calcext:value-type="float">
            <text:p>173</text:p>
          </table:table-cell>
          <table:table-cell table:style-name="ce2" table:formula="of:=127*SIN(RADIANS([.A174]/255*360))+128" office:value-type="float" office:value="13.625488807819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table:formula="of:=[.A174]+1" office:value-type="float" office:value="174" calcext:value-type="float">
            <text:p>174</text:p>
          </table:table-cell>
          <table:table-cell table:style-name="ce2" table:formula="of:=127*SIN(RADIANS([.A175]/255*360))+128" office:value-type="float" office:value="12.3001235457468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table:formula="of:=[.A175]+1" office:value-type="float" office:value="175" calcext:value-type="float">
            <text:p>175</text:p>
          </table:table-cell>
          <table:table-cell table:style-name="ce2" table:formula="of:=127*SIN(RADIANS([.A176]/255*360))+128" office:value-type="float" office:value="11.0449992209909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 table:formula="of:=[.A176]+1" office:value-type="float" office:value="176" calcext:value-type="float">
            <text:p>176</text:p>
          </table:table-cell>
          <table:table-cell table:style-name="ce2" table:formula="of:=127*SIN(RADIANS([.A177]/255*360))+128" office:value-type="float" office:value="9.86087781456398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table:formula="of:=[.A177]+1" office:value-type="float" office:value="177" calcext:value-type="float">
            <text:p>177</text:p>
          </table:table-cell>
          <table:table-cell table:style-name="ce2" table:formula="of:=127*SIN(RADIANS([.A178]/255*360))+128" office:value-type="float" office:value="8.74847820188782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table:formula="of:=[.A178]+1" office:value-type="float" office:value="178" calcext:value-type="float">
            <text:p>178</text:p>
          </table:table-cell>
          <table:table-cell table:style-name="ce2" table:formula="of:=127*SIN(RADIANS([.A179]/255*360))+128" office:value-type="float" office:value="7.70847571636689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table:formula="of:=[.A179]+1" office:value-type="float" office:value="179" calcext:value-type="float">
            <text:p>179</text:p>
          </table:table-cell>
          <table:table-cell table:style-name="ce2" table:formula="of:=127*SIN(RADIANS([.A180]/255*360))+128" office:value-type="float" office:value="6.7415017393961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table:formula="of:=[.A180]+1" office:value-type="float" office:value="180" calcext:value-type="float">
            <text:p>180</text:p>
          </table:table-cell>
          <table:table-cell table:style-name="ce2" table:formula="of:=127*SIN(RADIANS([.A181]/255*360))+128" office:value-type="float" office:value="5.84814331705198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table:formula="of:=[.A181]+1" office:value-type="float" office:value="181" calcext:value-type="float">
            <text:p>181</text:p>
          </table:table-cell>
          <table:table-cell table:style-name="ce2" table:formula="of:=127*SIN(RADIANS([.A182]/255*360))+128" office:value-type="float" office:value="5.02894280369863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table:formula="of:=[.A182]+1" office:value-type="float" office:value="182" calcext:value-type="float">
            <text:p>182</text:p>
          </table:table-cell>
          <table:table-cell table:style-name="ce2" table:formula="of:=127*SIN(RADIANS([.A183]/255*360))+128" office:value-type="float" office:value="4.28439753272723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table:formula="of:=[.A183]+1" office:value-type="float" office:value="183" calcext:value-type="float">
            <text:p>183</text:p>
          </table:table-cell>
          <table:table-cell table:style-name="ce2" table:formula="of:=127*SIN(RADIANS([.A184]/255*360))+128" office:value-type="float" office:value="3.61495951462652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table:formula="of:=[.A184]+1" office:value-type="float" office:value="184" calcext:value-type="float">
            <text:p>184</text:p>
          </table:table-cell>
          <table:table-cell table:style-name="ce2" table:formula="of:=127*SIN(RADIANS([.A185]/255*360))+128" office:value-type="float" office:value="3.02103516256925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185]+1" office:value-type="float" office:value="185" calcext:value-type="float">
            <text:p>185</text:p>
          </table:table-cell>
          <table:table-cell table:style-name="ce2" table:formula="of:=127*SIN(RADIANS([.A186]/255*360))+128" office:value-type="float" office:value="2.50298504568005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186]+1" office:value-type="float" office:value="186" calcext:value-type="float">
            <text:p>186</text:p>
          </table:table-cell>
          <table:table-cell table:style-name="ce2" table:formula="of:=127*SIN(RADIANS([.A187]/255*360))+128" office:value-type="float" office:value="2.06112367013569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87]+1" office:value-type="float" office:value="187" calcext:value-type="float">
            <text:p>187</text:p>
          </table:table-cell>
          <table:table-cell table:style-name="ce2" table:formula="of:=127*SIN(RADIANS([.A188]/255*360))+128" office:value-type="float" office:value="1.69571928822928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88]+1" office:value-type="float" office:value="188" calcext:value-type="float">
            <text:p>188</text:p>
          </table:table-cell>
          <table:table-cell table:style-name="ce2" table:formula="of:=127*SIN(RADIANS([.A189]/255*360))+128" office:value-type="float" office:value="1.4069937355157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89]+1" office:value-type="float" office:value="189" calcext:value-type="float">
            <text:p>189</text:p>
          </table:table-cell>
          <table:table-cell table:style-name="ce2" table:formula="of:=127*SIN(RADIANS([.A190]/255*360))+128" office:value-type="float" office:value="1.19512229613589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0]+1" office:value-type="float" office:value="190" calcext:value-type="float">
            <text:p>190</text:p>
          </table:table-cell>
          <table:table-cell table:style-name="ce2" table:formula="of:=127*SIN(RADIANS([.A191]/255*360))+128" office:value-type="float" office:value="1.06023359640253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1]+1" office:value-type="float" office:value="191" calcext:value-type="float">
            <text:p>191</text:p>
          </table:table-cell>
          <table:table-cell table:style-name="ce2" table:formula="of:=127*SIN(RADIANS([.A192]/255*360))+128" office:value-type="float" office:value="1.00240952671169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2]+1" office:value-type="float" office:value="192" calcext:value-type="float">
            <text:p>192</text:p>
          </table:table-cell>
          <table:table-cell table:style-name="ce2" table:formula="of:=127*SIN(RADIANS([.A193]/255*360))+128" office:value-type="float" office:value="1.0216851918273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3]+1" office:value-type="float" office:value="193" calcext:value-type="float">
            <text:p>193</text:p>
          </table:table-cell>
          <table:table-cell table:style-name="ce2" table:formula="of:=127*SIN(RADIANS([.A194]/255*360))+128" office:value-type="float" office:value="1.11804888956937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4]+1" office:value-type="float" office:value="194" calcext:value-type="float">
            <text:p>194</text:p>
          </table:table-cell>
          <table:table-cell table:style-name="ce2" table:formula="of:=127*SIN(RADIANS([.A195]/255*360))+128" office:value-type="float" office:value="1.29144211791814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formula="of:=[.A195]+1" office:value-type="float" office:value="195" calcext:value-type="float">
            <text:p>195</text:p>
          </table:table-cell>
          <table:table-cell table:style-name="ce2" table:formula="of:=127*SIN(RADIANS([.A196]/255*360))+128" office:value-type="float" office:value="1.5417596105306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96]+1" office:value-type="float" office:value="196" calcext:value-type="float">
            <text:p>196</text:p>
          </table:table-cell>
          <table:table-cell table:style-name="ce2" table:formula="of:=127*SIN(RADIANS([.A197]/255*360))+128" office:value-type="float" office:value="1.86884940064721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97]+1" office:value-type="float" office:value="197" calcext:value-type="float">
            <text:p>197</text:p>
          </table:table-cell>
          <table:table-cell table:style-name="ce2" table:formula="of:=127*SIN(RADIANS([.A198]/255*360))+128" office:value-type="float" office:value="2.27251291335021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table:formula="of:=[.A198]+1" office:value-type="float" office:value="198" calcext:value-type="float">
            <text:p>198</text:p>
          </table:table-cell>
          <table:table-cell table:style-name="ce2" table:formula="of:=127*SIN(RADIANS([.A199]/255*360))+128" office:value-type="float" office:value="2.75250508611788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199]+1" office:value-type="float" office:value="199" calcext:value-type="float">
            <text:p>199</text:p>
          </table:table-cell>
          <table:table-cell table:style-name="ce2" table:formula="of:=127*SIN(RADIANS([.A200]/255*360))+128" office:value-type="float" office:value="3.30853451760082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table:formula="of:=[.A200]+1" office:value-type="float" office:value="200" calcext:value-type="float">
            <text:p>200</text:p>
          </table:table-cell>
          <table:table-cell table:style-name="ce2" table:formula="of:=127*SIN(RADIANS([.A201]/255*360))+128" office:value-type="float" office:value="3.94026364453072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table:formula="of:=[.A201]+1" office:value-type="float" office:value="201" calcext:value-type="float">
            <text:p>201</text:p>
          </table:table-cell>
          <table:table-cell table:style-name="ce2" table:formula="of:=127*SIN(RADIANS([.A202]/255*360))+128" office:value-type="float" office:value="4.6473089466535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table:formula="of:=[.A202]+1" office:value-type="float" office:value="202" calcext:value-type="float">
            <text:p>202</text:p>
          </table:table-cell>
          <table:table-cell table:style-name="ce2" table:formula="of:=127*SIN(RADIANS([.A203]/255*360))+128" office:value-type="float" office:value="5.42924117956328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table:formula="of:=[.A203]+1" office:value-type="float" office:value="203" calcext:value-type="float">
            <text:p>203</text:p>
          </table:table-cell>
          <table:table-cell table:style-name="ce2" table:formula="of:=127*SIN(RADIANS([.A204]/255*360))+128" office:value-type="float" office:value="6.28558563529447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table:formula="of:=[.A204]+1" office:value-type="float" office:value="204" calcext:value-type="float">
            <text:p>204</text:p>
          </table:table-cell>
          <table:table-cell table:style-name="ce2" table:formula="of:=127*SIN(RADIANS([.A205]/255*360))+128" office:value-type="float" office:value="7.21582243051549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table:formula="of:=[.A205]+1" office:value-type="float" office:value="205" calcext:value-type="float">
            <text:p>205</text:p>
          </table:table-cell>
          <table:table-cell table:style-name="ce2" table:formula="of:=127*SIN(RADIANS([.A206]/255*360))+128" office:value-type="float" office:value="8.219386822147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table:formula="of:=[.A206]+1" office:value-type="float" office:value="206" calcext:value-type="float">
            <text:p>206</text:p>
          </table:table-cell>
          <table:table-cell table:style-name="ce2" table:formula="of:=127*SIN(RADIANS([.A207]/255*360))+128" office:value-type="float" office:value="9.29566955021895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 table:formula="of:=[.A207]+1" office:value-type="float" office:value="207" calcext:value-type="float">
            <text:p>207</text:p>
          </table:table-cell>
          <table:table-cell table:style-name="ce2" table:formula="of:=127*SIN(RADIANS([.A208]/255*360))+128" office:value-type="float" office:value="10.4440172077424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table:formula="of:=[.A208]+1" office:value-type="float" office:value="208" calcext:value-type="float">
            <text:p>208</text:p>
          </table:table-cell>
          <table:table-cell table:style-name="ce2" table:formula="of:=127*SIN(RADIANS([.A209]/255*360))+128" office:value-type="float" office:value="11.6637326373976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table:formula="of:=[.A209]+1" office:value-type="float" office:value="209" calcext:value-type="float">
            <text:p>209</text:p>
          </table:table-cell>
          <table:table-cell table:style-name="ce2" table:formula="of:=127*SIN(RADIANS([.A210]/255*360))+128" office:value-type="float" office:value="12.9540753547724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table:formula="of:=[.A210]+1" office:value-type="float" office:value="210" calcext:value-type="float">
            <text:p>210</text:p>
          </table:table-cell>
          <table:table-cell table:style-name="ce2" table:formula="of:=127*SIN(RADIANS([.A211]/255*360))+128" office:value-type="float" office:value="14.3142619979071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table:formula="of:=[.A211]+1" office:value-type="float" office:value="211" calcext:value-type="float">
            <text:p>211</text:p>
          </table:table-cell>
          <table:table-cell table:style-name="ce2" table:formula="of:=127*SIN(RADIANS([.A212]/255*360))+128" office:value-type="float" office:value="15.7434668028713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table:formula="of:=[.A212]+1" office:value-type="float" office:value="212" calcext:value-type="float">
            <text:p>212</text:p>
          </table:table-cell>
          <table:table-cell table:style-name="ce2" table:formula="of:=127*SIN(RADIANS([.A213]/255*360))+128" office:value-type="float" office:value="17.2408221050814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 table:formula="of:=[.A213]+1" office:value-type="float" office:value="213" calcext:value-type="float">
            <text:p>213</text:p>
          </table:table-cell>
          <table:table-cell table:style-name="ce2" table:formula="of:=127*SIN(RADIANS([.A214]/255*360))+128" office:value-type="float" office:value="18.8054188660567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1" table:formula="of:=[.A214]+1" office:value-type="float" office:value="214" calcext:value-type="float">
            <text:p>214</text:p>
          </table:table-cell>
          <table:table-cell table:style-name="ce2" table:formula="of:=127*SIN(RADIANS([.A215]/255*360))+128" office:value-type="float" office:value="20.4363072252927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table:formula="of:=[.A215]+1" office:value-type="float" office:value="215" calcext:value-type="float">
            <text:p>215</text:p>
          </table:table-cell>
          <table:table-cell table:style-name="ce2" table:formula="of:=127*SIN(RADIANS([.A216]/255*360))+128" office:value-type="float" office:value="22.1324970769178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table:formula="of:=[.A216]+1" office:value-type="float" office:value="216" calcext:value-type="float">
            <text:p>216</text:p>
          </table:table-cell>
          <table:table-cell table:style-name="ce2" table:formula="of:=127*SIN(RADIANS([.A217]/255*360))+128" office:value-type="float" office:value="23.8929586707829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table:formula="of:=[.A217]+1" office:value-type="float" office:value="217" calcext:value-type="float">
            <text:p>217</text:p>
          </table:table-cell>
          <table:table-cell table:style-name="ce2" table:formula="of:=127*SIN(RADIANS([.A218]/255*360))+128" office:value-type="float" office:value="25.7166232376182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 table:formula="of:=[.A218]+1" office:value-type="float" office:value="218" calcext:value-type="float">
            <text:p>218</text:p>
          </table:table-cell>
          <table:table-cell table:style-name="ce2" table:formula="of:=127*SIN(RADIANS([.A219]/255*360))+128" office:value-type="float" office:value="27.6023836378792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table:formula="of:=[.A219]+1" office:value-type="float" office:value="219" calcext:value-type="float">
            <text:p>219</text:p>
          </table:table-cell>
          <table:table-cell table:style-name="ce2" table:formula="of:=127*SIN(RADIANS([.A220]/255*360))+128" office:value-type="float" office:value="29.5490950338864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table:formula="of:=[.A220]+1" office:value-type="float" office:value="220" calcext:value-type="float">
            <text:p>220</text:p>
          </table:table-cell>
          <table:table-cell table:style-name="ce2" table:formula="of:=127*SIN(RADIANS([.A221]/255*360))+128" office:value-type="float" office:value="31.555575584852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" table:formula="of:=[.A221]+1" office:value-type="float" office:value="221" calcext:value-type="float">
            <text:p>221</text:p>
          </table:table-cell>
          <table:table-cell table:style-name="ce2" table:formula="of:=127*SIN(RADIANS([.A222]/255*360))+128" office:value-type="float" office:value="33.6206071643709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table:formula="of:=[.A222]+1" office:value-type="float" office:value="222" calcext:value-type="float">
            <text:p>222</text:p>
          </table:table-cell>
          <table:table-cell table:style-name="ce2" table:formula="of:=127*SIN(RADIANS([.A223]/255*360))+128" office:value-type="float" office:value="35.742936099939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1" table:formula="of:=[.A223]+1" office:value-type="float" office:value="223" calcext:value-type="float">
            <text:p>223</text:p>
          </table:table-cell>
          <table:table-cell table:style-name="ce2" table:formula="of:=127*SIN(RADIANS([.A224]/255*360))+128" office:value-type="float" office:value="37.9212739340565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table:formula="of:=[.A224]+1" office:value-type="float" office:value="224" calcext:value-type="float">
            <text:p>224</text:p>
          </table:table-cell>
          <table:table-cell table:style-name="ce2" table:formula="of:=127*SIN(RADIANS([.A225]/255*360))+128" office:value-type="float" office:value="40.15429820644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table:formula="of:=[.A225]+1" office:value-type="float" office:value="225" calcext:value-type="float">
            <text:p>225</text:p>
          </table:table-cell>
          <table:table-cell table:style-name="ce2" table:formula="of:=127*SIN(RADIANS([.A226]/255*360))+128" office:value-type="float" office:value="42.440653256887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table:formula="of:=[.A226]+1" office:value-type="float" office:value="226" calcext:value-type="float">
            <text:p>226</text:p>
          </table:table-cell>
          <table:table-cell table:style-name="ce2" table:formula="of:=127*SIN(RADIANS([.A227]/255*360))+128" office:value-type="float" office:value="44.7789510482914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" table:formula="of:=[.A227]+1" office:value-type="float" office:value="227" calcext:value-type="float">
            <text:p>227</text:p>
          </table:table-cell>
          <table:table-cell table:style-name="ce2" table:formula="of:=127*SIN(RADIANS([.A228]/255*360))+128" office:value-type="float" office:value="47.1677720093129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table:formula="of:=[.A228]+1" office:value-type="float" office:value="228" calcext:value-type="float">
            <text:p>228</text:p>
          </table:table-cell>
          <table:table-cell table:style-name="ce2" table:formula="of:=127*SIN(RADIANS([.A229]/255*360))+128" office:value-type="float" office:value="49.6056658961963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table:formula="of:=[.A229]+1" office:value-type="float" office:value="229" calcext:value-type="float">
            <text:p>229</text:p>
          </table:table-cell>
          <table:table-cell table:style-name="ce2" table:formula="of:=127*SIN(RADIANS([.A230]/255*360))+128" office:value-type="float" office:value="52.0911526732061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table:formula="of:=[.A230]+1" office:value-type="float" office:value="230" calcext:value-type="float">
            <text:p>230</text:p>
          </table:table-cell>
          <table:table-cell table:style-name="ce2" table:formula="of:=127*SIN(RADIANS([.A231]/255*360))+128" office:value-type="float" office:value="54.6227234111521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1" table:formula="of:=[.A231]+1" office:value-type="float" office:value="231" calcext:value-type="float">
            <text:p>231</text:p>
          </table:table-cell>
          <table:table-cell table:style-name="ce2" table:formula="of:=127*SIN(RADIANS([.A232]/255*360))+128" office:value-type="float" office:value="57.1988412034535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1" table:formula="of:=[.A232]+1" office:value-type="float" office:value="232" calcext:value-type="float">
            <text:p>232</text:p>
          </table:table-cell>
          <table:table-cell table:style-name="ce2" table:formula="of:=127*SIN(RADIANS([.A233]/255*360))+128" office:value-type="float" office:value="59.8179420991891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table:formula="of:=[.A233]+1" office:value-type="float" office:value="233" calcext:value-type="float">
            <text:p>233</text:p>
          </table:table-cell>
          <table:table-cell table:style-name="ce2" table:formula="of:=127*SIN(RADIANS([.A234]/255*360))+128" office:value-type="float" office:value="62.4784360525656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1" table:formula="of:=[.A234]+1" office:value-type="float" office:value="234" calcext:value-type="float">
            <text:p>234</text:p>
          </table:table-cell>
          <table:table-cell table:style-name="ce2" table:formula="of:=127*SIN(RADIANS([.A235]/255*360))+128" office:value-type="float" office:value="65.178707888228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1" table:formula="of:=[.A235]+1" office:value-type="float" office:value="235" calcext:value-type="float">
            <text:p>235</text:p>
          </table:table-cell>
          <table:table-cell table:style-name="ce2" table:formula="of:=127*SIN(RADIANS([.A236]/255*360))+128" office:value-type="float" office:value="67.9171182818267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1" table:formula="of:=[.A236]+1" office:value-type="float" office:value="236" calcext:value-type="float">
            <text:p>236</text:p>
          </table:table-cell>
          <table:table-cell table:style-name="ce2" table:formula="of:=127*SIN(RADIANS([.A237]/255*360))+128" office:value-type="float" office:value="70.692004755244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1" table:formula="of:=[.A237]+1" office:value-type="float" office:value="237" calcext:value-type="float">
            <text:p>237</text:p>
          </table:table-cell>
          <table:table-cell table:style-name="ce2" table:formula="of:=127*SIN(RADIANS([.A238]/255*360))+128" office:value-type="float" office:value="73.5016826858787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1" table:formula="of:=[.A238]+1" office:value-type="float" office:value="238" calcext:value-type="float">
            <text:p>238</text:p>
          </table:table-cell>
          <table:table-cell table:style-name="ce2" table:formula="of:=127*SIN(RADIANS([.A239]/255*360))+128" office:value-type="float" office:value="76.3444463293734" calcext:value-type="float">
            <text:p>76</text:p>
          </table:table-cell>
          <table:table-cell table:number-columns-repeated="1022"/>
        </table:table-row>
        <table:table-row table:style-name="ro1">
          <table:table-cell table:style-name="ce1" table:formula="of:=[.A239]+1" office:value-type="float" office:value="239" calcext:value-type="float">
            <text:p>239</text:p>
          </table:table-cell>
          <table:table-cell table:style-name="ce2" table:formula="of:=127*SIN(RADIANS([.A240]/255*360))+128" office:value-type="float" office:value="79.2185698551654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1" table:formula="of:=[.A240]+1" office:value-type="float" office:value="240" calcext:value-type="float">
            <text:p>240</text:p>
          </table:table-cell>
          <table:table-cell table:style-name="ce2" table:formula="of:=127*SIN(RADIANS([.A241]/255*360))+128" office:value-type="float" office:value="82.1223083942316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1" table:formula="of:=[.A241]+1" office:value-type="float" office:value="241" calcext:value-type="float">
            <text:p>241</text:p>
          </table:table-cell>
          <table:table-cell table:style-name="ce2" table:formula="of:=127*SIN(RADIANS([.A242]/255*360))+128" office:value-type="float" office:value="85.0538990983912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1" table:formula="of:=[.A242]+1" office:value-type="float" office:value="242" calcext:value-type="float">
            <text:p>242</text:p>
          </table:table-cell>
          <table:table-cell table:style-name="ce2" table:formula="of:=127*SIN(RADIANS([.A243]/255*360))+128" office:value-type="float" office:value="88.0115622105245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table:formula="of:=[.A243]+1" office:value-type="float" office:value="243" calcext:value-type="float">
            <text:p>243</text:p>
          </table:table-cell>
          <table:table-cell table:style-name="ce2" table:formula="of:=127*SIN(RADIANS([.A244]/255*360))+128" office:value-type="float" office:value="90.9935021450557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1" table:formula="of:=[.A244]+1" office:value-type="float" office:value="244" calcext:value-type="float">
            <text:p>244</text:p>
          </table:table-cell>
          <table:table-cell table:style-name="ce2" table:formula="of:=127*SIN(RADIANS([.A245]/255*360))+128" office:value-type="float" office:value="93.9979085780466" calcext:value-type="float">
            <text:p>94</text:p>
          </table:table-cell>
          <table:table-cell table:number-columns-repeated="1022"/>
        </table:table-row>
        <table:table-row table:style-name="ro1">
          <table:table-cell table:style-name="ce1" table:formula="of:=[.A245]+1" office:value-type="float" office:value="245" calcext:value-type="float">
            <text:p>245</text:p>
          </table:table-cell>
          <table:table-cell table:style-name="ce2" table:formula="of:=127*SIN(RADIANS([.A246]/255*360))+128" office:value-type="float" office:value="97.0229575462361" calcext:value-type="float">
            <text:p>97</text:p>
          </table:table-cell>
          <table:table-cell table:number-columns-repeated="1022"/>
        </table:table-row>
        <table:table-row table:style-name="ro1">
          <table:table-cell table:style-name="ce1" table:formula="of:=[.A246]+1" office:value-type="float" office:value="246" calcext:value-type="float">
            <text:p>246</text:p>
          </table:table-cell>
          <table:table-cell table:style-name="ce2" table:formula="of:=127*SIN(RADIANS([.A247]/255*360))+128" office:value-type="float" office:value="100.066812554362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table:formula="of:=[.A247]+1" office:value-type="float" office:value="247" calcext:value-type="float">
            <text:p>247</text:p>
          </table:table-cell>
          <table:table-cell table:style-name="ce2" table:formula="of:=127*SIN(RADIANS([.A248]/255*360))+128" office:value-type="float" office:value="103.12762569009" calcext:value-type="float">
            <text:p>103</text:p>
          </table:table-cell>
          <table:table-cell table:number-columns-repeated="1022"/>
        </table:table-row>
        <table:table-row table:style-name="ro1">
          <table:table-cell table:style-name="ce1" table:formula="of:=[.A248]+1" office:value-type="float" office:value="248" calcext:value-type="float">
            <text:p>248</text:p>
          </table:table-cell>
          <table:table-cell table:style-name="ce2" table:formula="of:=127*SIN(RADIANS([.A249]/255*360))+128" office:value-type="float" office:value="106.203538745872" calcext:value-type="float">
            <text:p>106</text:p>
          </table:table-cell>
          <table:table-cell table:number-columns-repeated="1022"/>
        </table:table-row>
        <table:table-row table:style-name="ro1">
          <table:table-cell table:style-name="ce1" table:formula="of:=[.A249]+1" office:value-type="float" office:value="249" calcext:value-type="float">
            <text:p>249</text:p>
          </table:table-cell>
          <table:table-cell table:style-name="ce2" table:formula="of:=127*SIN(RADIANS([.A250]/255*360))+128" office:value-type="float" office:value="109.292684347061" calcext:value-type="float">
            <text:p>109</text:p>
          </table:table-cell>
          <table:table-cell table:number-columns-repeated="1022"/>
        </table:table-row>
        <table:table-row table:style-name="ro1">
          <table:table-cell table:style-name="ce1" table:formula="of:=[.A250]+1" office:value-type="float" office:value="250" calcext:value-type="float">
            <text:p>250</text:p>
          </table:table-cell>
          <table:table-cell table:style-name="ce2" table:formula="of:=127*SIN(RADIANS([.A251]/255*360))+128" office:value-type="float" office:value="112.393187085581" calcext:value-type="float">
            <text:p>112</text:p>
          </table:table-cell>
          <table:table-cell table:number-columns-repeated="1022"/>
        </table:table-row>
        <table:table-row table:style-name="ro1">
          <table:table-cell table:style-name="ce1" table:formula="of:=[.A251]+1" office:value-type="float" office:value="251" calcext:value-type="float">
            <text:p>251</text:p>
          </table:table-cell>
          <table:table-cell table:style-name="ce2" table:formula="of:=127*SIN(RADIANS([.A252]/255*360))+128" office:value-type="float" office:value="115.503164658485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" table:formula="of:=[.A252]+1" office:value-type="float" office:value="252" calcext:value-type="float">
            <text:p>252</text:p>
          </table:table-cell>
          <table:table-cell table:style-name="ce2" table:formula="of:=127*SIN(RADIANS([.A253]/255*360))+128" office:value-type="float" office:value="118.620729010691" calcext:value-type="float">
            <text:p>119</text:p>
          </table:table-cell>
          <table:table-cell table:number-columns-repeated="1022"/>
        </table:table-row>
        <table:table-row table:style-name="ro1">
          <table:table-cell table:style-name="ce1" table:formula="of:=[.A253]+1" office:value-type="float" office:value="253" calcext:value-type="float">
            <text:p>253</text:p>
          </table:table-cell>
          <table:table-cell table:style-name="ce2" table:formula="of:=127*SIN(RADIANS([.A254]/255*360))+128" office:value-type="float" office:value="121.743987481212" calcext:value-type="float">
            <text:p>122</text:p>
          </table:table-cell>
          <table:table-cell table:number-columns-repeated="1022"/>
        </table:table-row>
        <table:table-row table:style-name="ro1">
          <table:table-cell table:style-name="ce1" table:formula="of:=[.A254]+1" office:value-type="float" office:value="254" calcext:value-type="float">
            <text:p>254</text:p>
          </table:table-cell>
          <table:table-cell table:style-name="ce2" table:formula="of:=127*SIN(RADIANS([.A255]/255*360))+128" office:value-type="float" office:value="124.871043952187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1" table:formula="of:=[.A255]+1" office:value-type="float" office:value="255" calcext:value-type="float">
            <text:p>255</text:p>
          </table:table-cell>
          <table:table-cell table:style-name="ce2" table:formula="of:=127*SIN(RADIANS([.A256]/255*360))+128" office:value-type="float" office:value="128" calcext:value-type="float">
            <text:p>128</text:p>
          </table:table-cell>
          <table:table-cell table:number-columns-repeated="1022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e table (PIC)" table:style-name="ta2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]" office:value-type="float" office:value="131.128956047814" calcext:value-type="float">
            <text:p>1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]" office:value-type="float" office:value="134.256012518788" calcext:value-type="float">
            <text:p>1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]" office:value-type="float" office:value="137.379270989309" calcext:value-type="float">
            <text:p>1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]" office:value-type="float" office:value="140.496835341515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]" office:value-type="float" office:value="143.606812914419" calcext:value-type="float">
            <text:p>1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]" office:value-type="float" office:value="146.707315652939" calcext:value-type="float">
            <text:p>1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]" office:value-type="float" office:value="149.796461254128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]" office:value-type="float" office:value="152.87237430991" calcext:value-type="float">
            <text:p>1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]" office:value-type="float" office:value="155.933187445638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]" office:value-type="float" office:value="158.977042453764" calcext:value-type="float">
            <text:p>1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]" office:value-type="float" office:value="162.002091421953" calcext:value-type="float">
            <text:p>1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]" office:value-type="float" office:value="165.006497854944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]" office:value-type="float" office:value="167.988437789475" calcext:value-type="float">
            <text:p>1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]" office:value-type="float" office:value="170.946100901609" calcext:value-type="float">
            <text:p>1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]" office:value-type="float" office:value="173.877691605768" calcext:value-type="float">
            <text:p>1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]" office:value-type="float" office:value="176.781430144835" calcext:value-type="float">
            <text:p>17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]" office:value-type="float" office:value="179.655553670627" calcext:value-type="float">
            <text:p>18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]" office:value-type="float" office:value="182.498317314121" calcext:value-type="float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]" office:value-type="float" office:value="185.307995244756" calcext:value-type="float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]" office:value-type="float" office:value="188.082881718173" calcext:value-type="float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]" office:value-type="float" office:value="190.821292111772" calcext:value-type="float">
            <text:p>1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]" office:value-type="float" office:value="193.521563947434" calcext:value-type="float">
            <text:p>1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]" office:value-type="float" office:value="196.182057900811" calcext:value-type="float">
            <text:p>1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]" office:value-type="float" office:value="198.801158796546" calcext:value-type="float">
            <text:p>1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6]" office:value-type="float" office:value="201.377276588848" calcext:value-type="float">
            <text:p>20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7]" office:value-type="float" office:value="203.908847326794" calcext:value-type="float">
            <text:p>20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8]" office:value-type="float" office:value="206.394334103804" calcext:value-type="float">
            <text:p>2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9]" office:value-type="float" office:value="208.832227990687" calcext:value-type="float">
            <text:p>2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0]" office:value-type="float" office:value="211.221048951709" calcext:value-type="float">
            <text:p>2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1]" office:value-type="float" office:value="213.559346743113" calcext:value-type="float">
            <text:p>2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2]" office:value-type="float" office:value="215.84570179356" calcext:value-type="float">
            <text:p>2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3]" office:value-type="float" office:value="218.078726065943" calcext:value-type="float">
            <text:p>2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4]" office:value-type="float" office:value="220.25706390006" calcext:value-type="float">
            <text:p>2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5]" office:value-type="float" office:value="222.379392835629" calcext:value-type="float">
            <text:p>2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6]" office:value-type="float" office:value="224.444424415148" calcext:value-type="float">
            <text:p>2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7]" office:value-type="float" office:value="226.450904966113" calcext:value-type="float">
            <text:p>2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8]" office:value-type="float" office:value="228.397616362121" calcext:value-type="float">
            <text:p>2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39]" office:value-type="float" office:value="230.283376762382" calcext:value-type="float">
            <text:p>2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0]" office:value-type="float" office:value="232.107041329217" calcext:value-type="float">
            <text:p>2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1]" office:value-type="float" office:value="233.867502923082" calcext:value-type="float">
            <text:p>2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2]" office:value-type="float" office:value="235.563692774707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3]" office:value-type="float" office:value="237.194581133943" calcext:value-type="float">
            <text:p>2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4]" office:value-type="float" office:value="238.759177894919" calcext:value-type="float">
            <text:p>2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5]" office:value-type="float" office:value="240.256533197129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6]" office:value-type="float" office:value="241.685738002093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7]" office:value-type="float" office:value="243.045924645228" calcext:value-type="float">
            <text:p>24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8]" office:value-type="float" office:value="244.336267362602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49]" office:value-type="float" office:value="245.555982792258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0]" office:value-type="float" office:value="246.704330449781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1]" office:value-type="float" office:value="247.780613177852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2]" office:value-type="float" office:value="248.78417756948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3]" office:value-type="float" office:value="249.714414364706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4]" office:value-type="float" office:value="250.570758820437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5]" office:value-type="float" office:value="251.352691053346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6]" office:value-type="float" office:value="252.059736355469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7]" office:value-type="float" office:value="252.691465482399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8]" office:value-type="float" office:value="253.24749491388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59]" office:value-type="float" office:value="253.72748708665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0]" office:value-type="float" office:value="254.131150599353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1]" office:value-type="float" office:value="254.458240389469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2]" office:value-type="float" office:value="254.708557882082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3]" office:value-type="float" office:value="254.881951110431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4]" office:value-type="float" office:value="254.978314808173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5]" office:value-type="float" office:value="254.997590473288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6]" office:value-type="float" office:value="254.939766403597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7]" office:value-type="float" office:value="254.80487770386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8]" office:value-type="float" office:value="254.59300626448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69]" office:value-type="float" office:value="254.304280711771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0]" office:value-type="float" office:value="253.938876329864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1]" office:value-type="float" office:value="253.4970149543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2]" office:value-type="float" office:value="252.978964837431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3]" office:value-type="float" office:value="252.3850404853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4]" office:value-type="float" office:value="251.7156024672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5]" office:value-type="float" office:value="250.971057196301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6]" office:value-type="float" office:value="250.151856682948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7]" office:value-type="float" office:value="249.25849826060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8]" office:value-type="float" office:value="248.291524283633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79]" office:value-type="float" office:value="247.251521798112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0]" office:value-type="float" office:value="246.139122185436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1]" office:value-type="float" office:value="244.955000779009" calcext:value-type="float">
            <text:p>2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2]" office:value-type="float" office:value="243.699876454253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3]" office:value-type="float" office:value="242.374511192181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4]" office:value-type="float" office:value="240.9797096168" calcext:value-type="float">
            <text:p>2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5]" office:value-type="float" office:value="239.51631850663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6]" office:value-type="float" office:value="237.985226280624" calcext:value-type="float">
            <text:p>2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7]" office:value-type="float" office:value="236.387362458816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8]" office:value-type="float" office:value="234.723697098012" calcext:value-type="float">
            <text:p>2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89]" office:value-type="float" office:value="232.995240202872" calcext:value-type="float">
            <text:p>2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0]" office:value-type="float" office:value="231.203041112739" calcext:value-type="float">
            <text:p>2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1]" office:value-type="float" office:value="229.34818786459" calcext:value-type="float">
            <text:p>2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2]" office:value-type="float" office:value="227.43180653249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3]" office:value-type="float" office:value="225.455060543985" calcext:value-type="float">
            <text:p>2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4]" office:value-type="float" office:value="223.419149973723" calcext:value-type="float">
            <text:p>2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5]" office:value-type="float" office:value="221.325310814966" calcext:value-type="float">
            <text:p>2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6]" office:value-type="float" office:value="219.174814229184" calcext:value-type="float">
            <text:p>2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7]" office:value-type="float" office:value="216.968965774348" calcext:value-type="float">
            <text:p>2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8]" office:value-type="float" office:value="214.709104612329" calcext:value-type="float">
            <text:p>2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99]" office:value-type="float" office:value="212.396602695898" calcext:value-type="float">
            <text:p>2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0]" office:value-type="float" office:value="210.032863935822" calcext:value-type="float">
            <text:p>2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1]" office:value-type="float" office:value="207.619323348552" calcext:value-type="float">
            <text:p>2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2]" office:value-type="float" office:value="205.15744618503" calcext:value-type="float">
            <text:p>2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3]" office:value-type="float" office:value="202.648727041144" calcext:value-type="float">
            <text:p>2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4]" office:value-type="float" office:value="200.094688950363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5]" office:value-type="float" office:value="197.496882459108" calcext:value-type="float">
            <text:p>1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6]" office:value-type="float" office:value="194.856884685424" calcext:value-type="float">
            <text:p>19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7]" office:value-type="float" office:value="192.176298361516" calcext:value-type="float">
            <text:p>1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8]" office:value-type="float" office:value="189.456750860738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09]" office:value-type="float" office:value="186.69989320962" calcext:value-type="float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0]" office:value-type="float" office:value="183.907399085535" calcext:value-type="float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1]" office:value-type="float" office:value="181.080963800622" calcext:value-type="float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2]" office:value-type="float" office:value="178.222303272559" calcext:value-type="float">
            <text:p>1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3]" office:value-type="float" office:value="175.333152982846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4]" office:value-type="float" office:value="172.415266923195" calcext:value-type="float">
            <text:p>1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5]" office:value-type="float" office:value="169.470416530691" calcext:value-type="float">
            <text:p>1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6]" office:value-type="float" office:value="166.500389612357" calcext:value-type="float">
            <text:p>1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7]" office:value-type="float" office:value="163.506989259786" calcext:value-type="float">
            <text:p>1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8]" office:value-type="float" office:value="160.492032754493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19]" office:value-type="float" office:value="157.457350464645" calcext:value-type="float">
            <text:p>1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0]" office:value-type="float" office:value="154.404784733855" calcext:value-type="float">
            <text:p>1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1]" office:value-type="float" office:value="151.336188762704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2]" office:value-type="float" office:value="148.253425483668" calcext:value-type="float">
            <text:p>1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3]" office:value-type="float" office:value="145.158366430137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4]" office:value-type="float" office:value="142.052890600221" calcext:value-type="float">
            <text:p>1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5]" office:value-type="float" office:value="138.938883316011" calcext:value-type="float">
            <text:p>1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6]" office:value-type="float" office:value="135.818235079011" calcext:value-type="float">
            <text:p>1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7]" office:value-type="float" office:value="132.692840422421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8]" office:value-type="float" office:value="129.564596760975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29]" office:value-type="float" office:value="126.435403239025" calcext:value-type="float">
            <text:p>1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0]" office:value-type="float" office:value="123.307159577579" calcext:value-type="float">
            <text:p>1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1]" office:value-type="float" office:value="120.181764920989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2]" office:value-type="float" office:value="117.061116683989" calcext:value-type="float">
            <text:p>1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3]" office:value-type="float" office:value="113.947109399779" calcext:value-type="float">
            <text:p>1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4]" office:value-type="float" office:value="110.841633569863" calcext:value-type="float">
            <text:p>1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5]" office:value-type="float" office:value="107.746574516332" calcext:value-type="float">
            <text:p>1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6]" office:value-type="float" office:value="104.663811237296" calcext:value-type="float">
            <text:p>1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7]" office:value-type="float" office:value="101.595215266145" calcext:value-type="float">
            <text:p>10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8]" office:value-type="float" office:value="98.542649535355" calcext:value-type="float">
            <text:p>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39]" office:value-type="float" office:value="95.5079672455067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0]" office:value-type="float" office:value="92.4930107402136" calcext:value-type="float">
            <text:p>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1]" office:value-type="float" office:value="89.4996103876435" calcext:value-type="float">
            <text:p>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2]" office:value-type="float" office:value="86.5295834693094" calcext:value-type="float">
            <text:p>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3]" office:value-type="float" office:value="83.5847330768049" calcext:value-type="float">
            <text:p>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4]" office:value-type="float" office:value="80.666847017154" calcext:value-type="float">
            <text:p>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5]" office:value-type="float" office:value="77.7776967274411" calcext:value-type="float">
            <text:p>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6]" office:value-type="float" office:value="74.9190361993786" calcext:value-type="float">
            <text:p>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7]" office:value-type="float" office:value="72.0926009144647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8]" office:value-type="float" office:value="69.3001067903803" calcext:value-type="float">
            <text:p>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49]" office:value-type="float" office:value="66.5432491392617" calcext:value-type="float">
            <text:p>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0]" office:value-type="float" office:value="63.8237016384836" calcext:value-type="float">
            <text:p>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1]" office:value-type="float" office:value="61.1431153145758" calcext:value-type="float">
            <text:p>6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2]" office:value-type="float" office:value="58.5031175408919" calcext:value-type="float">
            <text:p>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3]" office:value-type="float" office:value="55.9053110496371" calcext:value-type="float">
            <text:p>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4]" office:value-type="float" office:value="53.3512729588559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5]" office:value-type="float" office:value="50.8425538149703" calcext:value-type="float">
            <text:p>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6]" office:value-type="float" office:value="48.3806766514485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7]" office:value-type="float" office:value="45.967136064178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8]" office:value-type="float" office:value="43.603397304102" calcext:value-type="float">
            <text:p>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59]" office:value-type="float" office:value="41.2908953876714" calcext:value-type="float">
            <text:p>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0]" office:value-type="float" office:value="39.0310342256521" calcext:value-type="float">
            <text:p>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1]" office:value-type="float" office:value="36.8251857708159" calcext:value-type="float">
            <text:p>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2]" office:value-type="float" office:value="34.6746891850341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3]" office:value-type="float" office:value="32.5808500262771" calcext:value-type="float">
            <text:p>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4]" office:value-type="float" office:value="30.5449394560156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5]" office:value-type="float" office:value="28.56819346750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6]" office:value-type="float" office:value="26.6518121354095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7]" office:value-type="float" office:value="24.7969588872614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8]" office:value-type="float" office:value="23.0047597971281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69]" office:value-type="float" office:value="21.2763029019876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0]" office:value-type="float" office:value="19.6126375411839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1]" office:value-type="float" office:value="18.0147737193763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2]" office:value-type="float" office:value="16.4836814933704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3]" office:value-type="float" office:value="15.0202903831999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4]" office:value-type="float" office:value="13.625488807819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5]" office:value-type="float" office:value="12.3001235457468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6]" office:value-type="float" office:value="11.0449992209909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7]" office:value-type="float" office:value="9.86087781456398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8]" office:value-type="float" office:value="8.74847820188782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79]" office:value-type="float" office:value="7.70847571636689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0]" office:value-type="float" office:value="6.7415017393961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1]" office:value-type="float" office:value="5.84814331705198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2]" office:value-type="float" office:value="5.02894280369863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3]" office:value-type="float" office:value="4.28439753272723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4]" office:value-type="float" office:value="3.6149595146265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5]" office:value-type="float" office:value="3.0210351625692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6]" office:value-type="float" office:value="2.5029850456800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7]" office:value-type="float" office:value="2.06112367013569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8]" office:value-type="float" office:value="1.69571928822928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89]" office:value-type="float" office:value="1.4069937355157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0]" office:value-type="float" office:value="1.1951222961358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1]" office:value-type="float" office:value="1.0602335964025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2]" office:value-type="float" office:value="1.0024095267116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3]" office:value-type="float" office:value="1.021685191827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4]" office:value-type="float" office:value="1.11804888956937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5]" office:value-type="float" office:value="1.29144211791814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6]" office:value-type="float" office:value="1.5417596105306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7]" office:value-type="float" office:value="1.868849400647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8]" office:value-type="float" office:value="2.272512913350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199]" office:value-type="float" office:value="2.75250508611788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0]" office:value-type="float" office:value="3.30853451760082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1]" office:value-type="float" office:value="3.9402636445307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2]" office:value-type="float" office:value="4.6473089466535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3]" office:value-type="float" office:value="5.42924117956328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4]" office:value-type="float" office:value="6.28558563529447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5]" office:value-type="float" office:value="7.21582243051549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6]" office:value-type="float" office:value="8.219386822147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7]" office:value-type="float" office:value="9.29566955021895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8]" office:value-type="float" office:value="10.4440172077424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09]" office:value-type="float" office:value="11.6637326373976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0]" office:value-type="float" office:value="12.9540753547724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1]" office:value-type="float" office:value="14.3142619979071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2]" office:value-type="float" office:value="15.7434668028713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3]" office:value-type="float" office:value="17.2408221050814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4]" office:value-type="float" office:value="18.8054188660567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5]" office:value-type="float" office:value="20.4363072252927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6]" office:value-type="float" office:value="22.1324970769178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7]" office:value-type="float" office:value="23.8929586707829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8]" office:value-type="float" office:value="25.7166232376182" calcext:value-type="float">
            <text:p>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19]" office:value-type="float" office:value="27.6023836378792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0]" office:value-type="float" office:value="29.5490950338864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1]" office:value-type="float" office:value="31.555575584852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2]" office:value-type="float" office:value="33.6206071643709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3]" office:value-type="float" office:value="35.742936099939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4]" office:value-type="float" office:value="37.9212739340565" calcext:value-type="float">
            <text:p>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5]" office:value-type="float" office:value="40.15429820644" calcext:value-type="float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6]" office:value-type="float" office:value="42.4406532568872" calcext:value-type="float">
            <text:p>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7]" office:value-type="float" office:value="44.7789510482914" calcext:value-type="float">
            <text:p>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8]" office:value-type="float" office:value="47.1677720093129" calcext:value-type="float">
            <text:p>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29]" office:value-type="float" office:value="49.6056658961963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0]" office:value-type="float" office:value="52.0911526732061" calcext:value-type="float">
            <text:p>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1]" office:value-type="float" office:value="54.6227234111521" calcext:value-type="float">
            <text:p>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2]" office:value-type="float" office:value="57.1988412034535" calcext:value-type="float">
            <text:p>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3]" office:value-type="float" office:value="59.8179420991891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4]" office:value-type="float" office:value="62.4784360525656" calcext:value-type="float">
            <text:p>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5]" office:value-type="float" office:value="65.178707888228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6]" office:value-type="float" office:value="67.9171182818267" calcext:value-type="float">
            <text:p>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7]" office:value-type="float" office:value="70.692004755244" calcext:value-type="float">
            <text:p>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8]" office:value-type="float" office:value="73.5016826858787" calcext:value-type="float">
            <text:p>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39]" office:value-type="float" office:value="76.3444463293734" calcext:value-type="float">
            <text:p>7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0]" office:value-type="float" office:value="79.2185698551654" calcext:value-type="float">
            <text:p>7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1]" office:value-type="float" office:value="82.1223083942316" calcext:value-type="float">
            <text:p>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2]" office:value-type="float" office:value="85.0538990983912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3]" office:value-type="float" office:value="88.0115622105245" calcext:value-type="float">
            <text:p>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4]" office:value-type="float" office:value="90.9935021450557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5]" office:value-type="float" office:value="93.9979085780466" calcext:value-type="float">
            <text:p>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6]" office:value-type="float" office:value="97.0229575462361" calcext:value-type="float">
            <text:p>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7]" office:value-type="float" office:value="100.066812554362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8]" office:value-type="float" office:value="103.12762569009" calcext:value-type="float">
            <text:p>1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49]" office:value-type="float" office:value="106.203538745872" calcext:value-type="float">
            <text:p>1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0]" office:value-type="float" office:value="109.292684347061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1]" office:value-type="float" office:value="112.393187085581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2]" office:value-type="float" office:value="115.503164658485" calcext:value-type="float">
            <text:p>1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3]" office:value-type="float" office:value="118.620729010691" calcext:value-type="float">
            <text:p>1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4]" office:value-type="float" office:value="121.743987481212" calcext:value-type="float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5]" office:value-type="float" office:value="124.871043952187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dt</text:p>
          </table:table-cell>
          <table:table-cell table:style-name="ce2" table:formula="of:=[$'sine table'.B256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e table (Atmel)" table:style-name="ta3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]" office:value-type="float" office:value="131.128956047814" calcext:value-type="float">
            <text:p>1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]" office:value-type="float" office:value="134.256012518788" calcext:value-type="float">
            <text:p>1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]" office:value-type="float" office:value="137.379270989309" calcext:value-type="float">
            <text:p>1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]" office:value-type="float" office:value="140.496835341515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]" office:value-type="float" office:value="143.606812914419" calcext:value-type="float">
            <text:p>1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]" office:value-type="float" office:value="146.707315652939" calcext:value-type="float">
            <text:p>1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]" office:value-type="float" office:value="149.796461254128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]" office:value-type="float" office:value="152.87237430991" calcext:value-type="float">
            <text:p>1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]" office:value-type="float" office:value="155.933187445638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]" office:value-type="float" office:value="158.977042453764" calcext:value-type="float">
            <text:p>1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]" office:value-type="float" office:value="162.002091421953" calcext:value-type="float">
            <text:p>1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]" office:value-type="float" office:value="165.006497854944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]" office:value-type="float" office:value="167.988437789475" calcext:value-type="float">
            <text:p>1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]" office:value-type="float" office:value="170.946100901609" calcext:value-type="float">
            <text:p>1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]" office:value-type="float" office:value="173.877691605768" calcext:value-type="float">
            <text:p>1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]" office:value-type="float" office:value="176.781430144835" calcext:value-type="float">
            <text:p>17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]" office:value-type="float" office:value="179.655553670627" calcext:value-type="float">
            <text:p>18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]" office:value-type="float" office:value="182.498317314121" calcext:value-type="float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]" office:value-type="float" office:value="185.307995244756" calcext:value-type="float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]" office:value-type="float" office:value="188.082881718173" calcext:value-type="float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]" office:value-type="float" office:value="190.821292111772" calcext:value-type="float">
            <text:p>1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]" office:value-type="float" office:value="193.521563947434" calcext:value-type="float">
            <text:p>1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]" office:value-type="float" office:value="196.182057900811" calcext:value-type="float">
            <text:p>1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]" office:value-type="float" office:value="198.801158796546" calcext:value-type="float">
            <text:p>1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6]" office:value-type="float" office:value="201.377276588848" calcext:value-type="float">
            <text:p>20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7]" office:value-type="float" office:value="203.908847326794" calcext:value-type="float">
            <text:p>20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8]" office:value-type="float" office:value="206.394334103804" calcext:value-type="float">
            <text:p>2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9]" office:value-type="float" office:value="208.832227990687" calcext:value-type="float">
            <text:p>2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0]" office:value-type="float" office:value="211.221048951709" calcext:value-type="float">
            <text:p>2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1]" office:value-type="float" office:value="213.559346743113" calcext:value-type="float">
            <text:p>2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2]" office:value-type="float" office:value="215.84570179356" calcext:value-type="float">
            <text:p>2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3]" office:value-type="float" office:value="218.078726065943" calcext:value-type="float">
            <text:p>2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4]" office:value-type="float" office:value="220.25706390006" calcext:value-type="float">
            <text:p>2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5]" office:value-type="float" office:value="222.379392835629" calcext:value-type="float">
            <text:p>2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6]" office:value-type="float" office:value="224.444424415148" calcext:value-type="float">
            <text:p>2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7]" office:value-type="float" office:value="226.450904966113" calcext:value-type="float">
            <text:p>2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8]" office:value-type="float" office:value="228.397616362121" calcext:value-type="float">
            <text:p>2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39]" office:value-type="float" office:value="230.283376762382" calcext:value-type="float">
            <text:p>2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0]" office:value-type="float" office:value="232.107041329217" calcext:value-type="float">
            <text:p>2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1]" office:value-type="float" office:value="233.867502923082" calcext:value-type="float">
            <text:p>2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2]" office:value-type="float" office:value="235.563692774707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3]" office:value-type="float" office:value="237.194581133943" calcext:value-type="float">
            <text:p>2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4]" office:value-type="float" office:value="238.759177894919" calcext:value-type="float">
            <text:p>2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5]" office:value-type="float" office:value="240.256533197129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6]" office:value-type="float" office:value="241.685738002093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7]" office:value-type="float" office:value="243.045924645228" calcext:value-type="float">
            <text:p>24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8]" office:value-type="float" office:value="244.336267362602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49]" office:value-type="float" office:value="245.555982792258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0]" office:value-type="float" office:value="246.704330449781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1]" office:value-type="float" office:value="247.780613177852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2]" office:value-type="float" office:value="248.78417756948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3]" office:value-type="float" office:value="249.714414364706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4]" office:value-type="float" office:value="250.570758820437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5]" office:value-type="float" office:value="251.352691053346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6]" office:value-type="float" office:value="252.059736355469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7]" office:value-type="float" office:value="252.691465482399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8]" office:value-type="float" office:value="253.24749491388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59]" office:value-type="float" office:value="253.72748708665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0]" office:value-type="float" office:value="254.131150599353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1]" office:value-type="float" office:value="254.458240389469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2]" office:value-type="float" office:value="254.708557882082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3]" office:value-type="float" office:value="254.881951110431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4]" office:value-type="float" office:value="254.978314808173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5]" office:value-type="float" office:value="254.997590473288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6]" office:value-type="float" office:value="254.939766403597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7]" office:value-type="float" office:value="254.80487770386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8]" office:value-type="float" office:value="254.593006264484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69]" office:value-type="float" office:value="254.304280711771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0]" office:value-type="float" office:value="253.938876329864" calcext:value-type="float">
            <text:p>2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1]" office:value-type="float" office:value="253.49701495432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2]" office:value-type="float" office:value="252.978964837431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3]" office:value-type="float" office:value="252.3850404853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4]" office:value-type="float" office:value="251.715602467273" calcext:value-type="float">
            <text:p>2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5]" office:value-type="float" office:value="250.971057196301" calcext:value-type="float">
            <text:p>2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6]" office:value-type="float" office:value="250.151856682948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7]" office:value-type="float" office:value="249.258498260604" calcext:value-type="float">
            <text:p>24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8]" office:value-type="float" office:value="248.291524283633" calcext:value-type="float">
            <text:p>2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79]" office:value-type="float" office:value="247.251521798112" calcext:value-type="float">
            <text:p>2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0]" office:value-type="float" office:value="246.139122185436" calcext:value-type="float">
            <text:p>2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1]" office:value-type="float" office:value="244.955000779009" calcext:value-type="float">
            <text:p>2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2]" office:value-type="float" office:value="243.699876454253" calcext:value-type="float">
            <text:p>2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3]" office:value-type="float" office:value="242.374511192181" calcext:value-type="float">
            <text:p>2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4]" office:value-type="float" office:value="240.9797096168" calcext:value-type="float">
            <text:p>2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5]" office:value-type="float" office:value="239.51631850663" calcext:value-type="float">
            <text:p>2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6]" office:value-type="float" office:value="237.985226280624" calcext:value-type="float">
            <text:p>2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7]" office:value-type="float" office:value="236.387362458816" calcext:value-type="float">
            <text:p>2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8]" office:value-type="float" office:value="234.723697098012" calcext:value-type="float">
            <text:p>2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89]" office:value-type="float" office:value="232.995240202872" calcext:value-type="float">
            <text:p>2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0]" office:value-type="float" office:value="231.203041112739" calcext:value-type="float">
            <text:p>2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1]" office:value-type="float" office:value="229.34818786459" calcext:value-type="float">
            <text:p>2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2]" office:value-type="float" office:value="227.43180653249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3]" office:value-type="float" office:value="225.455060543985" calcext:value-type="float">
            <text:p>2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4]" office:value-type="float" office:value="223.419149973723" calcext:value-type="float">
            <text:p>2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5]" office:value-type="float" office:value="221.325310814966" calcext:value-type="float">
            <text:p>2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6]" office:value-type="float" office:value="219.174814229184" calcext:value-type="float">
            <text:p>2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7]" office:value-type="float" office:value="216.968965774348" calcext:value-type="float">
            <text:p>2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8]" office:value-type="float" office:value="214.709104612329" calcext:value-type="float">
            <text:p>2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99]" office:value-type="float" office:value="212.396602695898" calcext:value-type="float">
            <text:p>2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0]" office:value-type="float" office:value="210.032863935822" calcext:value-type="float">
            <text:p>2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1]" office:value-type="float" office:value="207.619323348552" calcext:value-type="float">
            <text:p>2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2]" office:value-type="float" office:value="205.15744618503" calcext:value-type="float">
            <text:p>2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3]" office:value-type="float" office:value="202.648727041144" calcext:value-type="float">
            <text:p>2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4]" office:value-type="float" office:value="200.094688950363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5]" office:value-type="float" office:value="197.496882459108" calcext:value-type="float">
            <text:p>1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6]" office:value-type="float" office:value="194.856884685424" calcext:value-type="float">
            <text:p>19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7]" office:value-type="float" office:value="192.176298361516" calcext:value-type="float">
            <text:p>1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8]" office:value-type="float" office:value="189.456750860738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09]" office:value-type="float" office:value="186.69989320962" calcext:value-type="float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0]" office:value-type="float" office:value="183.907399085535" calcext:value-type="float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1]" office:value-type="float" office:value="181.080963800622" calcext:value-type="float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2]" office:value-type="float" office:value="178.222303272559" calcext:value-type="float">
            <text:p>1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3]" office:value-type="float" office:value="175.333152982846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4]" office:value-type="float" office:value="172.415266923195" calcext:value-type="float">
            <text:p>1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5]" office:value-type="float" office:value="169.470416530691" calcext:value-type="float">
            <text:p>1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6]" office:value-type="float" office:value="166.500389612357" calcext:value-type="float">
            <text:p>1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7]" office:value-type="float" office:value="163.506989259786" calcext:value-type="float">
            <text:p>1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8]" office:value-type="float" office:value="160.492032754493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19]" office:value-type="float" office:value="157.457350464645" calcext:value-type="float">
            <text:p>1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0]" office:value-type="float" office:value="154.404784733855" calcext:value-type="float">
            <text:p>15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1]" office:value-type="float" office:value="151.336188762704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2]" office:value-type="float" office:value="148.253425483668" calcext:value-type="float">
            <text:p>1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3]" office:value-type="float" office:value="145.158366430137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4]" office:value-type="float" office:value="142.052890600221" calcext:value-type="float">
            <text:p>1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5]" office:value-type="float" office:value="138.938883316011" calcext:value-type="float">
            <text:p>1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6]" office:value-type="float" office:value="135.818235079011" calcext:value-type="float">
            <text:p>1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7]" office:value-type="float" office:value="132.692840422421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8]" office:value-type="float" office:value="129.564596760975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29]" office:value-type="float" office:value="126.435403239025" calcext:value-type="float">
            <text:p>1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0]" office:value-type="float" office:value="123.307159577579" calcext:value-type="float">
            <text:p>1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1]" office:value-type="float" office:value="120.181764920989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2]" office:value-type="float" office:value="117.061116683989" calcext:value-type="float">
            <text:p>1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3]" office:value-type="float" office:value="113.947109399779" calcext:value-type="float">
            <text:p>1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4]" office:value-type="float" office:value="110.841633569863" calcext:value-type="float">
            <text:p>1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5]" office:value-type="float" office:value="107.746574516332" calcext:value-type="float">
            <text:p>10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6]" office:value-type="float" office:value="104.663811237296" calcext:value-type="float">
            <text:p>10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7]" office:value-type="float" office:value="101.595215266145" calcext:value-type="float">
            <text:p>10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8]" office:value-type="float" office:value="98.542649535355" calcext:value-type="float">
            <text:p>9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39]" office:value-type="float" office:value="95.5079672455067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0]" office:value-type="float" office:value="92.4930107402136" calcext:value-type="float">
            <text:p>9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1]" office:value-type="float" office:value="89.4996103876435" calcext:value-type="float">
            <text:p>8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2]" office:value-type="float" office:value="86.5295834693094" calcext:value-type="float">
            <text:p>8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3]" office:value-type="float" office:value="83.5847330768049" calcext:value-type="float">
            <text:p>8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4]" office:value-type="float" office:value="80.666847017154" calcext:value-type="float">
            <text:p>8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5]" office:value-type="float" office:value="77.7776967274411" calcext:value-type="float">
            <text:p>7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6]" office:value-type="float" office:value="74.9190361993786" calcext:value-type="float">
            <text:p>7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7]" office:value-type="float" office:value="72.0926009144647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8]" office:value-type="float" office:value="69.3001067903803" calcext:value-type="float">
            <text:p>6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49]" office:value-type="float" office:value="66.5432491392617" calcext:value-type="float">
            <text:p>6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0]" office:value-type="float" office:value="63.8237016384836" calcext:value-type="float">
            <text:p>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1]" office:value-type="float" office:value="61.1431153145758" calcext:value-type="float">
            <text:p>6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2]" office:value-type="float" office:value="58.5031175408919" calcext:value-type="float">
            <text:p>5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3]" office:value-type="float" office:value="55.9053110496371" calcext:value-type="float">
            <text:p>5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4]" office:value-type="float" office:value="53.3512729588559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5]" office:value-type="float" office:value="50.8425538149703" calcext:value-type="float">
            <text:p>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6]" office:value-type="float" office:value="48.3806766514485" calcext:value-type="float">
            <text:p>4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7]" office:value-type="float" office:value="45.967136064178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8]" office:value-type="float" office:value="43.603397304102" calcext:value-type="float">
            <text:p>4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59]" office:value-type="float" office:value="41.2908953876714" calcext:value-type="float">
            <text:p>4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0]" office:value-type="float" office:value="39.0310342256521" calcext:value-type="float">
            <text:p>3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1]" office:value-type="float" office:value="36.8251857708159" calcext:value-type="float">
            <text:p>3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2]" office:value-type="float" office:value="34.6746891850341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3]" office:value-type="float" office:value="32.5808500262771" calcext:value-type="float">
            <text:p>3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4]" office:value-type="float" office:value="30.5449394560156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5]" office:value-type="float" office:value="28.56819346750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6]" office:value-type="float" office:value="26.6518121354095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7]" office:value-type="float" office:value="24.7969588872614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8]" office:value-type="float" office:value="23.0047597971281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69]" office:value-type="float" office:value="21.2763029019876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0]" office:value-type="float" office:value="19.6126375411839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1]" office:value-type="float" office:value="18.0147737193763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2]" office:value-type="float" office:value="16.4836814933704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3]" office:value-type="float" office:value="15.0202903831999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4]" office:value-type="float" office:value="13.625488807819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5]" office:value-type="float" office:value="12.3001235457468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6]" office:value-type="float" office:value="11.0449992209909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7]" office:value-type="float" office:value="9.86087781456398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8]" office:value-type="float" office:value="8.74847820188782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79]" office:value-type="float" office:value="7.70847571636689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0]" office:value-type="float" office:value="6.7415017393961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1]" office:value-type="float" office:value="5.84814331705198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2]" office:value-type="float" office:value="5.02894280369863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3]" office:value-type="float" office:value="4.28439753272723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4]" office:value-type="float" office:value="3.6149595146265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5]" office:value-type="float" office:value="3.0210351625692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6]" office:value-type="float" office:value="2.50298504568005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7]" office:value-type="float" office:value="2.06112367013569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8]" office:value-type="float" office:value="1.69571928822928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89]" office:value-type="float" office:value="1.4069937355157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0]" office:value-type="float" office:value="1.1951222961358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1]" office:value-type="float" office:value="1.0602335964025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2]" office:value-type="float" office:value="1.00240952671169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3]" office:value-type="float" office:value="1.0216851918273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4]" office:value-type="float" office:value="1.11804888956937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5]" office:value-type="float" office:value="1.29144211791814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6]" office:value-type="float" office:value="1.5417596105306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7]" office:value-type="float" office:value="1.868849400647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8]" office:value-type="float" office:value="2.27251291335021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199]" office:value-type="float" office:value="2.75250508611788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0]" office:value-type="float" office:value="3.30853451760082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1]" office:value-type="float" office:value="3.94026364453072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2]" office:value-type="float" office:value="4.6473089466535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3]" office:value-type="float" office:value="5.42924117956328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4]" office:value-type="float" office:value="6.28558563529447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5]" office:value-type="float" office:value="7.21582243051549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6]" office:value-type="float" office:value="8.219386822147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7]" office:value-type="float" office:value="9.29566955021895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8]" office:value-type="float" office:value="10.4440172077424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09]" office:value-type="float" office:value="11.6637326373976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0]" office:value-type="float" office:value="12.9540753547724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1]" office:value-type="float" office:value="14.3142619979071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2]" office:value-type="float" office:value="15.7434668028713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3]" office:value-type="float" office:value="17.2408221050814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4]" office:value-type="float" office:value="18.8054188660567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5]" office:value-type="float" office:value="20.4363072252927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6]" office:value-type="float" office:value="22.1324970769178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7]" office:value-type="float" office:value="23.8929586707829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8]" office:value-type="float" office:value="25.7166232376182" calcext:value-type="float">
            <text:p>2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19]" office:value-type="float" office:value="27.6023836378792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0]" office:value-type="float" office:value="29.5490950338864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1]" office:value-type="float" office:value="31.555575584852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2]" office:value-type="float" office:value="33.6206071643709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3]" office:value-type="float" office:value="35.742936099939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4]" office:value-type="float" office:value="37.9212739340565" calcext:value-type="float">
            <text:p>3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5]" office:value-type="float" office:value="40.15429820644" calcext:value-type="float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6]" office:value-type="float" office:value="42.4406532568872" calcext:value-type="float">
            <text:p>4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7]" office:value-type="float" office:value="44.7789510482914" calcext:value-type="float">
            <text:p>4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8]" office:value-type="float" office:value="47.1677720093129" calcext:value-type="float">
            <text:p>4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29]" office:value-type="float" office:value="49.6056658961963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0]" office:value-type="float" office:value="52.0911526732061" calcext:value-type="float">
            <text:p>5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1]" office:value-type="float" office:value="54.6227234111521" calcext:value-type="float">
            <text:p>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2]" office:value-type="float" office:value="57.1988412034535" calcext:value-type="float">
            <text:p>5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3]" office:value-type="float" office:value="59.8179420991891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4]" office:value-type="float" office:value="62.4784360525656" calcext:value-type="float">
            <text:p>6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5]" office:value-type="float" office:value="65.178707888228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6]" office:value-type="float" office:value="67.9171182818267" calcext:value-type="float">
            <text:p>6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7]" office:value-type="float" office:value="70.692004755244" calcext:value-type="float">
            <text:p>7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8]" office:value-type="float" office:value="73.5016826858787" calcext:value-type="float">
            <text:p>7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39]" office:value-type="float" office:value="76.3444463293734" calcext:value-type="float">
            <text:p>7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0]" office:value-type="float" office:value="79.2185698551654" calcext:value-type="float">
            <text:p>7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1]" office:value-type="float" office:value="82.1223083942316" calcext:value-type="float">
            <text:p>8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2]" office:value-type="float" office:value="85.0538990983912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3]" office:value-type="float" office:value="88.0115622105245" calcext:value-type="float">
            <text:p>88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4]" office:value-type="float" office:value="90.9935021450557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5]" office:value-type="float" office:value="93.9979085780466" calcext:value-type="float">
            <text:p>9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6]" office:value-type="float" office:value="97.0229575462361" calcext:value-type="float">
            <text:p>9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7]" office:value-type="float" office:value="100.066812554362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8]" office:value-type="float" office:value="103.12762569009" calcext:value-type="float">
            <text:p>103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49]" office:value-type="float" office:value="106.203538745872" calcext:value-type="float">
            <text:p>10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0]" office:value-type="float" office:value="109.292684347061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1]" office:value-type="float" office:value="112.393187085581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2]" office:value-type="float" office:value="115.503164658485" calcext:value-type="float">
            <text:p>116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3]" office:value-type="float" office:value="118.620729010691" calcext:value-type="float">
            <text:p>119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4]" office:value-type="float" office:value="121.743987481212" calcext:value-type="float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5]" office:value-type="float" office:value="124.871043952187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.byte</text:p>
          </table:table-cell>
          <table:table-cell table:style-name="ce2" table:formula="of:=[$'sine table'.B256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00-00-00</text:date>, <text:time style:data-style-name="N2" text:time-value="20:58:41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e_20_table" style:display-name="PageStyle_sine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e_20_table_20__28_PIC_29_" style:display-name="PageStyle_sine table (PIC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e_20_table_20__28_Atmel_29_" style:display-name="PageStyle_sine table (Atmel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09-17T19:53:51</meta:creation-date>
    <dc:date>2019-05-09T19:43:14.548000000</dc:date>
    <meta:editing-duration>PT11M40S</meta:editing-duration>
    <meta:editing-cycles>4</meta:editing-cycles>
    <meta:generator>LibreOffice/6.1.5.2$Windows_X86_64 LibreOffice_project/90f8dcf33c87b3705e78202e3df5142b201bd805</meta:generator>
    <meta:document-statistic meta:table-count="3" meta:cell-count="15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Arial" fo:font-size="10pt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1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9.385cm" svg:height="10.08cm" xlink:href=".." xlink:type="simple" chart:class="chart:scatter" chart:style-name="ch1">
        <chart:legend chart:legend-position="end" svg:x="16.533cm" svg:y="4.741cm" style:legend-expansion="high" chart:style-name="ch2"/>
        <chart:plot-area chart:style-name="ch3" table:cell-range-address="'sine table'.A1:'sine table'.B256" svg:x="0.387cm" svg:y="0.201cm" svg:width="15.759cm" svg:height="9.678cm">
          <chartooo:coordinate-region svg:x="1.194cm" svg:y="0.4cm" svg:width="14.672cm" svg:height="8.832cm"/>
          <chart:axis chart:dimension="x" chart:name="primary-x" chart:style-name="ch4"/>
          <chart:axis chart:dimension="y" chart:name="primary-y" chart:style-name="ch5">
            <chart:grid chart:class="major"/>
          </chart:axis>
          <chart:series chart:style-name="ch6" chart:values-cell-range-address="'sine table'.B1:'sine table'.B256" chart:class="chart:scatter">
            <chart:domain table:cell-range-address="'sine table'.A1:'sine table'.A256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e table'.A1:'sine table'.A256</svg:desc>
                </draw:g>
              </table:table-cell>
              <table:table-cell office:value-type="float" office:value="128">
                <text:p>128</text:p>
                <draw:g>
                  <svg:desc>'sine table'.B1:'sine table'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1.128956047814">
                <text:p>131.128956047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4.256012518788">
                <text:p>134.256012518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7.379270989309">
                <text:p>137.379270989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0.496835341515">
                <text:p>140.496835341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3.606812914419">
                <text:p>143.606812914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6.707315652939">
                <text:p>146.707315652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9.796461254128">
                <text:p>149.796461254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2.87237430991">
                <text:p>152.87237430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.933187445638">
                <text:p>155.933187445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8.977042453764">
                <text:p>158.977042453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2.002091421953">
                <text:p>162.002091421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5.006497854944">
                <text:p>165.006497854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7.988437789475">
                <text:p>167.988437789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0.946100901609">
                <text:p>170.946100901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3.877691605768">
                <text:p>173.877691605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6.781430144835">
                <text:p>176.781430144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9.655553670627">
                <text:p>179.655553670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2.498317314121">
                <text:p>182.498317314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5.307995244756">
                <text:p>185.307995244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8.082881718173">
                <text:p>188.082881718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0.821292111772">
                <text:p>190.82129211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3.521563947434">
                <text:p>193.521563947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6.182057900811">
                <text:p>196.182057900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8.801158796546">
                <text:p>198.801158796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1.377276588848">
                <text:p>201.377276588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3.908847326794">
                <text:p>203.908847326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6.394334103804">
                <text:p>206.394334103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8.832227990687">
                <text:p>208.8322279906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1.221048951709">
                <text:p>211.221048951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3.559346743113">
                <text:p>213.559346743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5.84570179356">
                <text:p>215.8457017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8.078726065943">
                <text:p>218.078726065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20.25706390006">
                <text:p>220.2570639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2.379392835629">
                <text:p>222.379392835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4.444424415148">
                <text:p>224.444424415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6.450904966113">
                <text:p>226.450904966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8.397616362121">
                <text:p>228.39761636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0.283376762382">
                <text:p>230.283376762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2.107041329217">
                <text:p>232.107041329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33.867502923082">
                <text:p>233.867502923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35.563692774707">
                <text:p>235.563692774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7.194581133943">
                <text:p>237.1945811339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8.759177894919">
                <text:p>238.759177894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0.256533197129">
                <text:p>240.256533197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1.685738002093">
                <text:p>241.685738002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3.045924645228">
                <text:p>243.045924645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4.336267362602">
                <text:p>244.336267362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45.555982792258">
                <text:p>245.555982792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6.704330449781">
                <text:p>246.704330449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47.780613177852">
                <text:p>247.780613177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48.784177569484">
                <text:p>248.7841775694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49.714414364706">
                <text:p>249.714414364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50.570758820437">
                <text:p>250.570758820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51.352691053346">
                <text:p>251.352691053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52.059736355469">
                <text:p>252.059736355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2.691465482399">
                <text:p>252.691465482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53.247494913882">
                <text:p>253.247494913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53.72748708665">
                <text:p>253.72748708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4.131150599353">
                <text:p>254.131150599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54.458240389469">
                <text:p>254.458240389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54.708557882082">
                <text:p>254.708557882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4.881951110431">
                <text:p>254.8819511104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4.978314808173">
                <text:p>254.978314808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4.997590473288">
                <text:p>254.997590473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4.939766403597">
                <text:p>254.9397664035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4.804877703864">
                <text:p>254.804877703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4.593006264484">
                <text:p>254.593006264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4.304280711771">
                <text:p>254.304280711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3.938876329864">
                <text:p>253.938876329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3.49701495432">
                <text:p>253.49701495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2.978964837431">
                <text:p>252.978964837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2.385040485373">
                <text:p>252.385040485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1.715602467273">
                <text:p>251.715602467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0.971057196301">
                <text:p>250.9710571963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0.151856682948">
                <text:p>250.151856682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9.258498260604">
                <text:p>249.258498260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8.291524283633">
                <text:p>248.2915242836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47.251521798112">
                <text:p>247.251521798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46.139122185436">
                <text:p>246.139122185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44.955000779009">
                <text:p>244.955000779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43.699876454253">
                <text:p>243.699876454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42.374511192181">
                <text:p>242.3745111921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40.9797096168">
                <text:p>240.9797096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9.51631850663">
                <text:p>239.516318506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37.985226280624">
                <text:p>237.985226280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36.387362458816">
                <text:p>236.387362458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34.723697098012">
                <text:p>234.7236970980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32.995240202872">
                <text:p>232.995240202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31.203041112739">
                <text:p>231.203041112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9.34818786459">
                <text:p>229.34818786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27.431806532497">
                <text:p>227.431806532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25.455060543985">
                <text:p>225.455060543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23.419149973723">
                <text:p>223.419149973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21.325310814966">
                <text:p>221.325310814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19.174814229184">
                <text:p>219.174814229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16.968965774348">
                <text:p>216.9689657743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14.709104612329">
                <text:p>214.709104612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12.396602695898">
                <text:p>212.396602695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10.032863935822">
                <text:p>210.0328639358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07.619323348552">
                <text:p>207.6193233485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05.15744618503">
                <text:p>205.157446185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02.648727041144">
                <text:p>202.648727041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00.094688950363">
                <text:p>200.0946889503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7.496882459108">
                <text:p>197.496882459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4.856884685424">
                <text:p>194.856884685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2.176298361516">
                <text:p>192.1762983615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89.456750860738">
                <text:p>189.456750860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86.69989320962">
                <text:p>186.699893209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3.907399085535">
                <text:p>183.907399085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81.080963800622">
                <text:p>181.0809638006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8.222303272559">
                <text:p>178.2223032725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75.333152982846">
                <text:p>175.333152982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72.415266923195">
                <text:p>172.415266923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9.470416530691">
                <text:p>169.4704165306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6.500389612357">
                <text:p>166.5003896123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3.506989259786">
                <text:p>163.506989259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60.492032754493">
                <text:p>160.4920327544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57.457350464645">
                <text:p>157.457350464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54.404784733855">
                <text:p>154.404784733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51.336188762704">
                <text:p>151.3361887627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48.253425483668">
                <text:p>148.253425483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45.158366430137">
                <text:p>145.158366430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42.052890600221">
                <text:p>142.0528906002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8.938883316011">
                <text:p>138.9388833160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5.818235079011">
                <text:p>135.818235079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32.692840422421">
                <text:p>132.692840422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9.564596760975">
                <text:p>129.564596760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6.435403239025">
                <text:p>126.435403239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3.307159577579">
                <text:p>123.307159577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0.181764920989">
                <text:p>120.181764920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17.061116683989">
                <text:p>117.061116683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3.947109399779">
                <text:p>113.9471093997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0.841633569863">
                <text:p>110.841633569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7.746574516332">
                <text:p>107.746574516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4.663811237296">
                <text:p>104.663811237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1.595215266145">
                <text:p>101.595215266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98.542649535355">
                <text:p>98.5426495353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95.5079672455067">
                <text:p>95.50796724550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2.4930107402136">
                <text:p>92.4930107402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9.4996103876435">
                <text:p>89.4996103876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86.5295834693094">
                <text:p>86.52958346930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83.5847330768049">
                <text:p>83.5847330768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80.666847017154">
                <text:p>80.6668470171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77.7776967274411">
                <text:p>77.77769672744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4.9190361993786">
                <text:p>74.91903619937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2.0926009144647">
                <text:p>72.09260091446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69.3001067903803">
                <text:p>69.30010679038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6.5432491392617">
                <text:p>66.54324913926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63.8237016384836">
                <text:p>63.8237016384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61.1431153145758">
                <text:p>61.1431153145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8.5031175408919">
                <text:p>58.5031175408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5.9053110496371">
                <text:p>55.90531104963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3.3512729588559">
                <text:p>53.3512729588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0.8425538149703">
                <text:p>50.84255381497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8.3806766514485">
                <text:p>48.38067665144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5.967136064178">
                <text:p>45.967136064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3.603397304102">
                <text:p>43.603397304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1.2908953876714">
                <text:p>41.29089538767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9.0310342256521">
                <text:p>39.03103422565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6.8251857708159">
                <text:p>36.82518577081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4.6746891850341">
                <text:p>34.67468918503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2.5808500262771">
                <text:p>32.5808500262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0.5449394560156">
                <text:p>30.5449394560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8.5681934675029">
                <text:p>28.56819346750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6.6518121354095">
                <text:p>26.6518121354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4.7969588872614">
                <text:p>24.79695888726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3.0047597971281">
                <text:p>23.00475979712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.2763029019876">
                <text:p>21.27630290198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.6126375411839">
                <text:p>19.61263754118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8.0147737193763">
                <text:p>18.0147737193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6.4836814933704">
                <text:p>16.4836814933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5.0202903831999">
                <text:p>15.0202903831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.625488807819">
                <text:p>13.625488807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.3001235457468">
                <text:p>12.30012354574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1.0449992209909">
                <text:p>11.0449992209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9.86087781456398">
                <text:p>9.860877814563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8.74847820188782">
                <text:p>8.74847820188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.70847571636689">
                <text:p>7.708475716366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.74150173939617">
                <text:p>6.74150173939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.84814331705198">
                <text:p>5.848143317051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5.02894280369863">
                <text:p>5.028942803698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.28439753272723">
                <text:p>4.28439753272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.61495951462652">
                <text:p>3.614959514626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.02103516256925">
                <text:p>3.02103516256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.50298504568005">
                <text:p>2.50298504568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.06112367013569">
                <text:p>2.061123670135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69571928822928">
                <text:p>1.695719288229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40699373551571">
                <text:p>1.40699373551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19512229613589">
                <text:p>1.195122296135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06023359640253">
                <text:p>1.060233596402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00240952671169">
                <text:p>1.00240952671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0216851918273">
                <text:p>1.02168519182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11804888956937">
                <text:p>1.11804888956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29144211791814">
                <text:p>1.291442117918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5417596105306">
                <text:p>1.5417596105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86884940064721">
                <text:p>1.868849400647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.27251291335021">
                <text:p>2.27251291335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.75250508611788">
                <text:p>2.752505086117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.30853451760082">
                <text:p>3.308534517600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.94026364453072">
                <text:p>3.940263644530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.64730894665355">
                <text:p>4.64730894665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.42924117956328">
                <text:p>5.429241179563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6.28558563529447">
                <text:p>6.285585635294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7.21582243051549">
                <text:p>7.215822430515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8.2193868221478">
                <text:p>8.21938682214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.29566955021895">
                <text:p>9.295669550218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.4440172077424">
                <text:p>10.44401720774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1.6637326373976">
                <text:p>11.66373263739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2.9540753547724">
                <text:p>12.95407535477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.3142619979071">
                <text:p>14.31426199790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.7434668028713">
                <text:p>15.7434668028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7.2408221050814">
                <text:p>17.24082210508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8.8054188660567">
                <text:p>18.80541886605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0.4363072252927">
                <text:p>20.43630722529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2.1324970769178">
                <text:p>22.13249707691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3.8929586707829">
                <text:p>23.89295867078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5.7166232376182">
                <text:p>25.7166232376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7.6023836378792">
                <text:p>27.60238363787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9.5490950338864">
                <text:p>29.54909503388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1.5555755848522">
                <text:p>31.55557558485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3.6206071643709">
                <text:p>33.62060716437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5.7429360999396">
                <text:p>35.7429360999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7.9212739340565">
                <text:p>37.92127393405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0.15429820644">
                <text:p>40.15429820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42.4406532568872">
                <text:p>42.44065325688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44.7789510482914">
                <text:p>44.77895104829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47.1677720093129">
                <text:p>47.16777200931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49.6056658961963">
                <text:p>49.6056658961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2.0911526732061">
                <text:p>52.09115267320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4.6227234111521">
                <text:p>54.62272341115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7.1988412034535">
                <text:p>57.19884120345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9.8179420991891">
                <text:p>59.81794209918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2.4784360525656">
                <text:p>62.47843605256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5.178707888228">
                <text:p>65.178707888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7.9171182818267">
                <text:p>67.91711828182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70.692004755244">
                <text:p>70.6920047552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3.5016826858787">
                <text:p>73.50168268587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76.3444463293734">
                <text:p>76.34444632937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9.2185698551654">
                <text:p>79.21856985516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2.1223083942316">
                <text:p>82.12230839423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85.0538990983912">
                <text:p>85.05389909839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88.0115622105245">
                <text:p>88.01156221052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90.9935021450557">
                <text:p>90.99350214505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93.9979085780466">
                <text:p>93.99790857804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7.0229575462361">
                <text:p>97.02295754623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0.066812554362">
                <text:p>100.0668125543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3.12762569009">
                <text:p>103.127625690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6.203538745872">
                <text:p>106.2035387458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09.292684347061">
                <text:p>109.2926843470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12.393187085581">
                <text:p>112.393187085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15.503164658485">
                <text:p>115.5031646584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18.620729010691">
                <text:p>118.6207290106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21.743987481212">
                <text:p>121.7439874812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24.871043952187">
                <text:p>124.8710439521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